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Text_20_body">
      <style:text-properties style:text-line-through-style="none" style:text-line-through-type="none" officeooo:rsid="008a7df6" officeooo:paragraph-rsid="008b5917"/>
    </style:style>
    <style:style style:name="P3" style:family="paragraph" style:parent-style-name="Text_20_body">
      <style:text-properties style:text-line-through-style="none" style:text-line-through-type="none" officeooo:rsid="008b5917" officeooo:paragraph-rsid="008b5917"/>
    </style:style>
    <style:style style:name="P4" style:family="paragraph" style:parent-style-name="Text_20_body">
      <style:text-properties style:font-name="Liberation Sans1" fo:font-size="10pt" officeooo:rsid="008cbd7f" officeooo:paragraph-rsid="008cbd7f" style:font-size-asian="10.5pt"/>
    </style:style>
    <style:style style:name="P5" style:family="paragraph" style:parent-style-name="Text_20_body">
      <style:text-properties officeooo:paragraph-rsid="008438f1"/>
    </style:style>
    <style:style style:name="P6" style:family="paragraph" style:parent-style-name="Text_20_body">
      <style:text-properties officeooo:rsid="00881af4" officeooo:paragraph-rsid="00881af4"/>
    </style:style>
    <style:style style:name="P7" style:family="paragraph" style:parent-style-name="Text_20_body">
      <style:text-properties officeooo:rsid="0089149a" officeooo:paragraph-rsid="0089149a"/>
    </style:style>
    <style:style style:name="P8" style:family="paragraph" style:parent-style-name="Text_20_body">
      <style:text-properties officeooo:rsid="0089f061" officeooo:paragraph-rsid="0089f061"/>
    </style:style>
    <style:style style:name="P9" style:family="paragraph" style:parent-style-name="Text_20_body">
      <style:text-properties officeooo:rsid="0089f061" officeooo:paragraph-rsid="00a58b31"/>
    </style:style>
    <style:style style:name="P10" style:family="paragraph" style:parent-style-name="Text_20_body">
      <style:text-properties officeooo:paragraph-rsid="00822457"/>
    </style:style>
    <style:style style:name="P11" style:family="paragraph" style:parent-style-name="Text_20_body">
      <style:text-properties officeooo:rsid="008b5917" officeooo:paragraph-rsid="008cbd7f"/>
    </style:style>
    <style:style style:name="P12" style:family="paragraph" style:parent-style-name="Text_20_body">
      <style:text-properties officeooo:paragraph-rsid="008cbd7f"/>
    </style:style>
    <style:style style:name="P13" style:family="paragraph" style:parent-style-name="Text_20_body">
      <style:text-properties officeooo:paragraph-rsid="008b5917"/>
    </style:style>
    <style:style style:name="P14" style:family="paragraph" style:parent-style-name="Text_20_body">
      <style:text-properties officeooo:rsid="008e8af0" officeooo:paragraph-rsid="008e8af0"/>
    </style:style>
    <style:style style:name="P15" style:family="paragraph" style:parent-style-name="Text_20_body">
      <style:text-properties officeooo:rsid="008e8af0" officeooo:paragraph-rsid="00a04ab6"/>
    </style:style>
    <style:style style:name="P16" style:family="paragraph" style:parent-style-name="Text_20_body">
      <style:text-properties officeooo:rsid="009b834d" officeooo:paragraph-rsid="009b834d"/>
    </style:style>
    <style:style style:name="P17" style:family="paragraph" style:parent-style-name="Text_20_body">
      <style:text-properties officeooo:paragraph-rsid="0086a051"/>
    </style:style>
    <style:style style:name="P18" style:family="paragraph" style:parent-style-name="Text_20_body">
      <style:text-properties officeooo:paragraph-rsid="00a04ab6"/>
    </style:style>
    <style:style style:name="P19" style:family="paragraph" style:parent-style-name="Text_20_body">
      <style:text-properties officeooo:paragraph-rsid="0089f061"/>
    </style:style>
    <style:style style:name="P20" style:family="paragraph" style:parent-style-name="Text_20_body">
      <style:text-properties officeooo:rsid="00a58b31" officeooo:paragraph-rsid="00a58b31"/>
    </style:style>
    <style:style style:name="P21" style:family="paragraph" style:parent-style-name="Text_20_body">
      <style:text-properties officeooo:paragraph-rsid="00a58b31"/>
    </style:style>
    <style:style style:name="P22" style:family="paragraph" style:parent-style-name="Text_20_body">
      <style:text-properties officeooo:rsid="00a6cca4" officeooo:paragraph-rsid="00a6cca4"/>
    </style:style>
    <style:style style:name="P23" style:family="paragraph" style:parent-style-name="Text_20_body">
      <style:text-properties officeooo:paragraph-rsid="00a968f2"/>
    </style:style>
    <style:style style:name="P24" style:family="paragraph" style:parent-style-name="Text_20_body">
      <style:text-properties officeooo:paragraph-rsid="00ab03a7"/>
    </style:style>
    <style:style style:name="P25" style:family="paragraph" style:parent-style-name="Text_20_body">
      <style:text-properties officeooo:rsid="008438f1" officeooo:paragraph-rsid="00b3e59a"/>
    </style:style>
    <style:style style:name="P26" style:family="paragraph" style:parent-style-name="Text_20_body">
      <style:text-properties style:font-name="Liberation Sans" fo:font-size="11.1999998092651pt" fo:font-weight="bold" officeooo:rsid="00ab03a7" officeooo:paragraph-rsid="00a58b31" style:font-name-asian="Droid Sans Fallback" style:font-size-asian="14.1000003814697pt" style:font-weight-asian="bold" style:font-name-complex="FreeSans" style:font-size-complex="14.1000003814697pt" style:font-weight-complex="600"/>
    </style:style>
    <style:style style:name="P27" style:family="paragraph" style:parent-style-name="Text_20_body">
      <style:text-properties officeooo:paragraph-rsid="00ae6536"/>
    </style:style>
    <style:style style:name="P28" style:family="paragraph" style:parent-style-name="Text_20_body">
      <style:text-properties fo:font-style="italic" officeooo:rsid="00ae6536" officeooo:paragraph-rsid="00ae6536" style:font-style-asian="italic" style:font-style-complex="italic"/>
    </style:style>
    <style:style style:name="P29" style:family="paragraph" style:parent-style-name="Text_20_body">
      <style:text-properties officeooo:rsid="00afd8b0" officeooo:paragraph-rsid="00afd8b0"/>
    </style:style>
    <style:style style:name="P30" style:family="paragraph" style:parent-style-name="Text_20_body">
      <style:text-properties officeooo:paragraph-rsid="00b3e59a"/>
    </style:style>
    <style:style style:name="P31" style:family="paragraph" style:parent-style-name="Text_20_body">
      <style:text-properties officeooo:paragraph-rsid="00b5e25f"/>
    </style:style>
    <style:style style:name="P32" style:family="paragraph" style:parent-style-name="Subtitle">
      <style:text-properties officeooo:paragraph-rsid="002faebb"/>
    </style:style>
    <style:style style:name="P33" style:family="paragraph" style:parent-style-name="Subtitle">
      <style:text-properties fo:font-style="italic" officeooo:rsid="0079a9e3" officeooo:paragraph-rsid="0079a9e3" style:font-style-asian="italic" style:font-style-complex="italic"/>
    </style:style>
    <style:style style:name="P34" style:family="paragraph" style:parent-style-name="code">
      <style:text-properties officeooo:paragraph-rsid="008cbd7f"/>
    </style:style>
    <style:style style:name="P35" style:family="paragraph" style:parent-style-name="code">
      <style:text-properties officeooo:paragraph-rsid="00a26560"/>
    </style:style>
    <style:style style:name="P36" style:family="paragraph" style:parent-style-name="code">
      <style:text-properties officeooo:paragraph-rsid="00a58b31"/>
    </style:style>
    <style:style style:name="P37" style:family="paragraph" style:parent-style-name="code">
      <style:text-properties officeooo:paragraph-rsid="00b3e59a"/>
    </style:style>
    <style:style style:name="P38" style:family="paragraph" style:parent-style-name="Heading_20_2">
      <style:text-properties officeooo:paragraph-rsid="0079a9e3"/>
    </style:style>
    <style:style style:name="P39" style:family="paragraph" style:parent-style-name="Heading_20_2">
      <style:text-properties officeooo:rsid="0079a9e3" officeooo:paragraph-rsid="0079a9e3"/>
    </style:style>
    <style:style style:name="P40" style:family="paragraph" style:parent-style-name="Heading_20_2">
      <style:text-properties style:font-name="Liberation Sans" fo:font-size="16.1000003814697pt" fo:font-weight="bold" officeooo:rsid="00afd8b0" officeooo:paragraph-rsid="00afd8b0" style:font-name-asian="Droid Sans Fallback" style:font-size-asian="16.1000003814697pt" style:font-weight-asian="bold" style:font-name-complex="FreeSans" style:font-size-complex="16.1000003814697pt" style:font-weight-complex="600"/>
    </style:style>
    <style:style style:name="P41" style:family="paragraph" style:parent-style-name="Heading_20_2">
      <style:text-properties style:font-name="Liberation Sans" fo:font-size="16.1000003814697pt" fo:font-weight="bold" officeooo:rsid="008438f1" officeooo:paragraph-rsid="008438f1" style:font-name-asian="Droid Sans Fallback" style:font-size-asian="16.1000003814697pt" style:font-weight-asian="bold" style:font-name-complex="FreeSans" style:font-size-complex="16.1000003814697pt" style:font-weight-complex="600"/>
    </style:style>
    <style:style style:name="P42" style:family="paragraph" style:parent-style-name="Heading_20_2">
      <style:text-properties style:font-name="Liberation Sans" fo:font-size="16.1000003814697pt" fo:font-weight="bold" officeooo:rsid="00a6cca4" officeooo:paragraph-rsid="00a6cca4" style:font-name-asian="Droid Sans Fallback" style:font-size-asian="16.1000003814697pt" style:font-weight-asian="bold" style:font-name-complex="FreeSans" style:font-size-complex="16.1000003814697pt" style:font-weight-complex="600"/>
    </style:style>
    <style:style style:name="P43" style:family="paragraph" style:parent-style-name="Heading_20_2">
      <style:text-properties style:font-name="Liberation Sans" fo:font-size="16.1000003814697pt" fo:font-weight="bold" officeooo:rsid="007b41ca" officeooo:paragraph-rsid="008f1509" style:font-name-asian="Droid Sans Fallback" style:font-size-asian="16.1000003814697pt" style:font-weight-asian="bold" style:font-name-complex="FreeSans" style:font-size-complex="16.1000003814697pt" style:font-weight-complex="600"/>
    </style:style>
    <style:style style:name="P44" style:family="paragraph" style:parent-style-name="Heading_20_2">
      <style:paragraph-properties fo:break-before="page"/>
    </style:style>
    <style:style style:name="P45" style:family="paragraph" style:parent-style-name="Heading_20_2">
      <style:paragraph-properties fo:break-before="page"/>
      <style:text-properties officeooo:paragraph-rsid="008f1509"/>
    </style:style>
    <style:style style:name="P46" style:family="paragraph" style:parent-style-name="Heading_20_3">
      <style:text-properties officeooo:rsid="005e63db" officeooo:paragraph-rsid="005e63db"/>
    </style:style>
    <style:style style:name="P47" style:family="paragraph" style:parent-style-name="Heading_20_3">
      <style:text-properties officeooo:paragraph-rsid="00afd8b0"/>
    </style:style>
    <style:style style:name="P48" style:family="paragraph" style:parent-style-name="Heading_20_3">
      <style:text-properties officeooo:paragraph-rsid="00b138c5"/>
    </style:style>
    <style:style style:name="P49" style:family="paragraph" style:parent-style-name="Heading_20_3">
      <style:text-properties style:font-name="Liberation Sans" fo:font-size="11.1999998092651pt" fo:font-weight="bold" officeooo:rsid="0089a2d5" officeooo:paragraph-rsid="0089a2d5" style:font-name-asian="Droid Sans Fallback" style:font-size-asian="14.1000003814697pt" style:font-weight-asian="bold" style:font-name-complex="FreeSans" style:font-size-complex="14.1000003814697pt" style:font-weight-complex="600"/>
    </style:style>
    <style:style style:name="P50" style:family="paragraph" style:parent-style-name="Heading_20_3">
      <style:text-properties officeooo:paragraph-rsid="009b834d"/>
    </style:style>
    <style:style style:name="P51" style:family="paragraph" style:parent-style-name="Heading_20_3">
      <style:text-properties officeooo:rsid="009c05ea" officeooo:paragraph-rsid="009c05ea"/>
    </style:style>
    <style:style style:name="P52" style:family="paragraph" style:parent-style-name="Heading_20_3">
      <style:text-properties officeooo:paragraph-rsid="008b5917"/>
    </style:style>
    <style:style style:name="P53" style:family="paragraph" style:parent-style-name="Heading_20_3">
      <style:text-properties officeooo:paragraph-rsid="008f1509"/>
    </style:style>
    <style:style style:name="P54" style:family="paragraph" style:parent-style-name="Heading_20_3">
      <style:text-properties officeooo:paragraph-rsid="00b69644"/>
    </style:style>
    <style:style style:name="P55" style:family="paragraph" style:parent-style-name="Heading_20_3">
      <style:text-properties officeooo:rsid="00ab03a7" officeooo:paragraph-rsid="00ab03a7"/>
    </style:style>
    <style:style style:name="P56" style:family="paragraph" style:parent-style-name="Heading_20_3">
      <style:text-properties officeooo:paragraph-rsid="00a58b31"/>
    </style:style>
    <style:style style:name="P57" style:family="paragraph" style:parent-style-name="Heading_20_4">
      <style:text-properties officeooo:rsid="0089149a" officeooo:paragraph-rsid="0089149a"/>
    </style:style>
    <style:style style:name="P58" style:family="paragraph" style:parent-style-name="Heading_20_4">
      <style:text-properties officeooo:paragraph-rsid="008cbd7f"/>
    </style:style>
    <style:style style:name="P59" style:family="paragraph" style:parent-style-name="Heading_20_4">
      <style:text-properties officeooo:paragraph-rsid="00b3e59a"/>
    </style:style>
    <style:style style:name="P60" style:family="paragraph" style:parent-style-name="Heading_20_4">
      <style:text-properties officeooo:paragraph-rsid="00a04ab6"/>
    </style:style>
    <style:style style:name="P61" style:family="paragraph" style:parent-style-name="Heading_20_4">
      <style:text-properties officeooo:paragraph-rsid="00a58b31"/>
    </style:style>
    <style:style style:name="P62" style:family="paragraph" style:parent-style-name="List_20_1" style:list-style-name="L1">
      <style:text-properties officeooo:paragraph-rsid="008cbd7f"/>
    </style:style>
    <style:style style:name="P63" style:family="paragraph" style:parent-style-name="List_20_1" style:list-style-name="L1">
      <style:text-properties officeooo:rsid="008cbd7f" officeooo:paragraph-rsid="008cbd7f"/>
    </style:style>
    <style:style style:name="P64" style:family="paragraph" style:parent-style-name="List_20_1" style:list-style-name="L2">
      <style:text-properties officeooo:rsid="008f56d3" officeooo:paragraph-rsid="008f56d3"/>
    </style:style>
    <style:style style:name="P65" style:family="paragraph" style:parent-style-name="List_20_1" style:list-style-name="L2">
      <style:paragraph-properties fo:margin-left="0cm" fo:margin-right="0cm" fo:text-indent="0cm" style:auto-text-indent="false"/>
      <style:text-properties officeooo:rsid="008f56d3" officeooo:paragraph-rsid="008f56d3"/>
    </style:style>
    <style:style style:name="P66" style:family="paragraph" style:parent-style-name="Text_20_body" style:list-style-name="L3">
      <style:text-properties officeooo:paragraph-rsid="00ae6536"/>
    </style:style>
    <style:style style:name="P67" style:family="paragraph" style:parent-style-name="Text_20_body" style:list-style-name="L4">
      <style:text-properties officeooo:paragraph-rsid="00944a40"/>
    </style:style>
    <style:style style:name="P68" style:family="paragraph" style:parent-style-name="Text_20_body" style:list-style-name="L4">
      <style:text-properties officeooo:rsid="00881af4" officeooo:paragraph-rsid="00881af4"/>
    </style:style>
    <style:style style:name="P69" style:family="paragraph" style:parent-style-name="Text_20_body" style:list-style-name="L5">
      <style:text-properties officeooo:rsid="00944a40" officeooo:paragraph-rsid="00944a40"/>
    </style:style>
    <style:style style:name="P70" style:family="paragraph" style:parent-style-name="Text_20_body" style:list-style-name="L5">
      <style:text-properties officeooo:rsid="00b2b107" officeooo:paragraph-rsid="00b2b107"/>
    </style:style>
    <style:style style:name="P71" style:family="paragraph" style:parent-style-name="Text_20_body" style:list-style-name="L6">
      <style:text-properties officeooo:rsid="00966988" officeooo:paragraph-rsid="00966988"/>
    </style:style>
    <style:style style:name="P72" style:family="paragraph" style:parent-style-name="Text_20_body" style:list-style-name="L7">
      <style:text-properties officeooo:rsid="008e8af0" officeooo:paragraph-rsid="008e8af0"/>
    </style:style>
    <style:style style:name="P73" style:family="paragraph" style:parent-style-name="Text_20_body" style:list-style-name="L8">
      <style:text-properties officeooo:rsid="008e8af0" officeooo:paragraph-rsid="008e8af0"/>
    </style:style>
    <style:style style:name="P74" style:family="paragraph" style:parent-style-name="Text_20_body" style:list-style-name="L8">
      <style:text-properties officeooo:rsid="008e8af0" officeooo:paragraph-rsid="00a04ab6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09594" style:font-weight-asian="bold" style:font-weight-complex="bold"/>
    </style:style>
    <style:style style:name="T3" style:family="text">
      <style:text-properties fo:font-weight="bold" officeooo:rsid="00944a40" style:font-weight-asian="bold" style:font-weight-complex="bold"/>
    </style:style>
    <style:style style:name="T4" style:family="text">
      <style:text-properties fo:font-size="10pt" officeooo:rsid="00309594" style:font-size-asian="10pt" style:font-size-complex="10pt"/>
    </style:style>
    <style:style style:name="T5" style:family="text">
      <style:text-properties fo:font-size="10pt" officeooo:rsid="003aaa43" style:font-size-asian="10pt" style:font-size-complex="10pt"/>
    </style:style>
    <style:style style:name="T6" style:family="text">
      <style:text-properties fo:font-size="10pt" fo:font-style="normal" officeooo:rsid="002faebb" style:font-size-asian="10pt" style:font-style-asian="normal" style:font-size-complex="10pt" style:font-style-complex="normal"/>
    </style:style>
    <style:style style:name="T7" style:family="text">
      <style:text-properties fo:font-size="10pt" fo:font-style="normal" officeooo:rsid="00309594" style:font-size-asian="10pt" style:font-style-asian="normal" style:font-size-complex="10pt" style:font-style-complex="normal"/>
    </style:style>
    <style:style style:name="T8" style:family="text">
      <style:text-properties fo:font-size="10pt" fo:font-style="normal" officeooo:rsid="005e63db" style:font-size-asian="10pt" style:font-style-asian="normal" style:font-size-complex="10pt" style:font-style-complex="normal"/>
    </style:style>
    <style:style style:name="T9" style:family="text">
      <style:text-properties fo:font-size="10pt" fo:font-style="normal" officeooo:rsid="0079a9e3" style:font-size-asian="10pt" style:font-style-asian="normal" style:font-size-complex="10pt" style:font-style-complex="normal"/>
    </style:style>
    <style:style style:name="T10" style:family="text">
      <style:text-properties fo:font-size="10pt" officeooo:rsid="008438f1"/>
    </style:style>
    <style:style style:name="T11" style:family="text">
      <style:text-properties fo:font-size="10pt" officeooo:rsid="00966988"/>
    </style:style>
    <style:style style:name="T12" style:family="text">
      <style:text-properties fo:font-size="10pt" officeooo:rsid="00a04ab6"/>
    </style:style>
    <style:style style:name="T13" style:family="text">
      <style:text-properties fo:font-size="10pt" officeooo:rsid="00ae6536"/>
    </style:style>
    <style:style style:name="T14" style:family="text">
      <style:text-properties officeooo:rsid="00309594"/>
    </style:style>
    <style:style style:name="T15" style:family="text">
      <style:text-properties officeooo:rsid="003aaa43"/>
    </style:style>
    <style:style style:name="T16" style:family="text">
      <style:text-properties fo:font-variant="small-caps" style:font-name="Liberation Sans" fo:font-size="10pt" fo:font-weight="bold" officeooo:rsid="00ae6536" style:font-name-asian="Droid Sans Fallback" style:font-size-asian="10pt" style:font-weight-asian="bold" style:font-name-complex="FreeSans" style:font-size-complex="10pt" style:font-weight-complex="600"/>
    </style:style>
    <style:style style:name="T17" style:family="text">
      <style:text-properties officeooo:rsid="005e63db"/>
    </style:style>
    <style:style style:name="T18" style:family="text">
      <style:text-properties style:font-name="Liberation Sans" fo:font-size="18.2000007629395pt" fo:font-weight="bold" officeooo:rsid="0079a9e3" style:font-name-asian="Droid Sans Fallback" style:font-size-asian="18.2000007629395pt" style:font-weight-asian="bold" style:font-name-complex="FreeSans" style:font-size-complex="18.2000007629395pt" style:font-weight-complex="bold"/>
    </style:style>
    <style:style style:name="T19" style:family="text">
      <style:text-properties style:font-name="Liberation Sans" fo:font-size="18.2000007629395pt" fo:font-weight="bold" officeooo:rsid="00ae6536" style:font-name-asian="Droid Sans Fallback" style:font-size-asian="18.2000007629395pt" style:font-weight-asian="bold" style:font-name-complex="FreeSans" style:font-size-complex="18.2000007629395pt" style:font-weight-complex="bold"/>
    </style:style>
    <style:style style:name="T20" style:family="text">
      <style:text-properties style:font-name="Liberation Sans" fo:font-size="16.1000003814697pt" fo:font-weight="bold" style:font-name-asian="Droid Sans Fallback" style:font-size-asian="16.1000003814697pt" style:font-weight-asian="bold" style:font-name-complex="FreeSans" style:font-size-complex="16.1000003814697pt" style:font-weight-complex="600"/>
    </style:style>
    <style:style style:name="T21" style:family="text">
      <style:text-properties style:font-name="Liberation Sans" fo:font-size="16.1000003814697pt" fo:font-weight="bold" officeooo:rsid="008e8af0" style:font-name-asian="Droid Sans Fallback" style:font-size-asian="16.1000003814697pt" style:font-weight-asian="bold" style:font-name-complex="FreeSans" style:font-size-complex="16.1000003814697pt" style:font-weight-complex="600"/>
    </style:style>
    <style:style style:name="T22" style:family="text">
      <style:text-properties style:font-name="Liberation Sans" fo:font-size="16.1000003814697pt" fo:font-weight="bold" officeooo:rsid="008f1509" style:font-name-asian="Droid Sans Fallback" style:font-size-asian="16.1000003814697pt" style:font-weight-asian="bold" style:font-name-complex="FreeSans" style:font-size-complex="16.1000003814697pt" style:font-weight-complex="600"/>
    </style:style>
    <style:style style:name="T23" style:family="text">
      <style:text-properties style:font-name="Liberation Sans" fo:font-size="16.1000003814697pt" fo:font-weight="bold" officeooo:rsid="00a58b31" style:font-name-asian="Droid Sans Fallback" style:font-size-asian="16.1000003814697pt" style:font-weight-asian="bold" style:font-name-complex="FreeSans" style:font-size-complex="16.1000003814697pt" style:font-weight-complex="600"/>
    </style:style>
    <style:style style:name="T24" style:family="text">
      <style:text-properties style:font-name="Liberation Sans" fo:font-size="11.1999998092651pt" fo:font-weight="bold" style:font-name-asian="Droid Sans Fallback" style:font-size-asian="14.1000003814697pt" style:font-weight-asian="bold" style:font-name-complex="FreeSans" style:font-size-complex="14.1000003814697pt" style:font-weight-complex="600"/>
    </style:style>
    <style:style style:name="T25" style:family="text">
      <style:text-properties style:font-name="Liberation Sans" fo:font-size="11.1999998092651pt" fo:font-weight="bold" officeooo:rsid="008b5917" style:font-name-asian="Droid Sans Fallback" style:font-size-asian="14.1000003814697pt" style:font-weight-asian="bold" style:font-name-complex="FreeSans" style:font-size-complex="14.1000003814697pt" style:font-weight-complex="600"/>
    </style:style>
    <style:style style:name="T26" style:family="text">
      <style:text-properties style:font-name="Liberation Sans" fo:font-size="11.1999998092651pt" fo:font-weight="bold" officeooo:rsid="00a58b31" style:font-name-asian="Droid Sans Fallback" style:font-size-asian="14.1000003814697pt" style:font-weight-asian="bold" style:font-name-complex="FreeSans" style:font-size-complex="14.1000003814697pt" style:font-weight-complex="600"/>
    </style:style>
    <style:style style:name="T27" style:family="text">
      <style:text-properties style:font-name="Liberation Sans" fo:font-size="11.1999998092651pt" fo:font-weight="bold" officeooo:rsid="00ab03a7" style:font-name-asian="Droid Sans Fallback" style:font-size-asian="14.1000003814697pt" style:font-weight-asian="bold" style:font-name-complex="FreeSans" style:font-size-complex="14.1000003814697pt" style:font-weight-complex="600"/>
    </style:style>
    <style:style style:name="T28" style:family="text">
      <style:text-properties style:font-name="Liberation Sans" fo:font-size="11.1999998092651pt" fo:font-weight="bold" officeooo:rsid="00b5c8be" style:font-name-asian="Droid Sans Fallback" style:font-size-asian="14.1000003814697pt" style:font-weight-asian="bold" style:font-name-complex="FreeSans" style:font-size-complex="14.1000003814697pt" style:font-weight-complex="600"/>
    </style:style>
    <style:style style:name="T29" style:family="text">
      <style:text-properties style:font-name="Liberation Sans" fo:font-size="11.1999998092651pt" fo:font-style="italic" fo:font-weight="bold" officeooo:rsid="008cbd7f" style:font-name-asian="Droid Sans Fallback" style:font-size-asian="14.1000003814697pt" style:font-style-asian="italic" style:font-weight-asian="bold" style:font-name-complex="FreeSans" style:font-size-complex="14.1000003814697pt" style:font-style-complex="italic" style:font-weight-complex="600"/>
    </style:style>
    <style:style style:name="T30" style:family="text">
      <style:text-properties style:font-name="Liberation Sans1" fo:font-size="10pt" officeooo:rsid="007ea43a" style:font-size-asian="10.5pt"/>
    </style:style>
    <style:style style:name="T31" style:family="text">
      <style:text-properties style:font-name="Liberation Sans1" fo:font-size="10pt" officeooo:rsid="00800519" style:font-size-asian="10.5pt"/>
    </style:style>
    <style:style style:name="T32" style:family="text">
      <style:text-properties style:font-name="Liberation Sans1" fo:font-size="10pt" officeooo:rsid="00822457" style:font-size-asian="10.5pt"/>
    </style:style>
    <style:style style:name="T33" style:family="text">
      <style:text-properties style:font-name="Liberation Sans1" fo:font-size="10pt" officeooo:rsid="008438f1" style:font-size-asian="10.5pt"/>
    </style:style>
    <style:style style:name="T34" style:family="text">
      <style:text-properties style:font-name="Liberation Sans1" fo:font-size="10pt" officeooo:rsid="008f1509" style:font-size-asian="10.5pt"/>
    </style:style>
    <style:style style:name="T35" style:family="text">
      <style:text-properties style:font-name="Liberation Sans1" fo:font-size="10pt" officeooo:rsid="00a4cdb5" style:font-size-asian="10.5pt"/>
    </style:style>
    <style:style style:name="T36" style:family="text">
      <style:text-properties style:font-name="Liberation Sans1" fo:font-size="10pt" officeooo:rsid="00ab03a7" style:font-size-asian="10.5pt"/>
    </style:style>
    <style:style style:name="T37" style:family="text">
      <style:text-properties style:font-name="Liberation Sans1" fo:font-size="10pt" officeooo:rsid="00ae6536" style:font-size-asian="10.5pt"/>
    </style:style>
    <style:style style:name="T38" style:family="text">
      <style:text-properties style:font-name="Liberation Sans1" fo:font-size="10pt" officeooo:rsid="00b138c5" style:font-size-asian="10.5pt"/>
    </style:style>
    <style:style style:name="T39" style:family="text">
      <style:text-properties style:font-name="Liberation Sans1" fo:font-size="10pt" officeooo:rsid="00ae6536" style:font-size-asian="12pt" style:font-name-complex="FreeSans1"/>
    </style:style>
    <style:style style:name="T40" style:family="text">
      <style:text-properties style:font-name="Liberation Sans1" fo:font-size="10pt" fo:font-style="italic" officeooo:rsid="00ae6536" style:font-size-asian="10.5pt" style:font-style-asian="italic" style:font-style-complex="italic"/>
    </style:style>
    <style:style style:name="T41" style:family="text">
      <style:text-properties style:font-name="Liberation Sans1" fo:font-size="10pt" fo:font-style="italic" officeooo:rsid="00b5e25f" style:font-size-asian="10.5pt" style:font-style-asian="italic" style:font-style-complex="italic"/>
    </style:style>
    <style:style style:name="T42" style:family="text">
      <style:text-properties style:font-name="Liberation Sans1" fo:font-size="10pt" fo:font-weight="bold" officeooo:rsid="00b2b107" style:font-name-asian="Nimbus Mono L" style:font-size-asian="10.5pt" style:font-name-complex="Liberation Mono" style:font-size-complex="10pt"/>
    </style:style>
    <style:style style:name="T43" style:family="text">
      <style:text-properties officeooo:rsid="0079a9e3"/>
    </style:style>
    <style:style style:name="T44" style:family="text">
      <style:text-properties officeooo:rsid="007b41ca"/>
    </style:style>
    <style:style style:name="T45" style:family="text">
      <style:text-properties officeooo:rsid="007ea43a"/>
    </style:style>
    <style:style style:name="T46" style:family="text">
      <style:text-properties officeooo:rsid="00800519"/>
    </style:style>
    <style:style style:name="T47" style:family="text">
      <style:text-properties officeooo:rsid="0081f872"/>
    </style:style>
    <style:style style:name="T48" style:family="text">
      <style:text-properties officeooo:rsid="00822457"/>
    </style:style>
    <style:style style:name="T49" style:family="text">
      <style:text-properties officeooo:rsid="008438f1"/>
    </style:style>
    <style:style style:name="T50" style:family="text">
      <style:text-properties officeooo:rsid="0086a051"/>
    </style:style>
    <style:style style:name="T51" style:family="text">
      <style:text-properties officeooo:rsid="00881af4"/>
    </style:style>
    <style:style style:name="T52" style:family="text">
      <style:text-properties officeooo:rsid="0089a2d5"/>
    </style:style>
    <style:style style:name="T53" style:family="text">
      <style:text-properties officeooo:rsid="0089f061"/>
    </style:style>
    <style:style style:name="T54" style:family="text">
      <style:text-properties officeooo:rsid="008a7df6"/>
    </style:style>
    <style:style style:name="T55" style:family="text">
      <style:text-properties officeooo:rsid="008b5917"/>
    </style:style>
    <style:style style:name="T56" style:family="text">
      <style:text-properties fo:font-style="italic" style:font-style-asian="italic" style:font-style-complex="italic"/>
    </style:style>
    <style:style style:name="T57" style:family="text">
      <style:text-properties fo:font-style="italic" officeooo:rsid="008cbd7f" style:font-style-asian="italic" style:font-style-complex="italic"/>
    </style:style>
    <style:style style:name="T58" style:family="text">
      <style:text-properties fo:font-style="italic" officeooo:rsid="008b5917" style:font-style-asian="italic" style:font-style-complex="italic"/>
    </style:style>
    <style:style style:name="T59" style:family="text">
      <style:text-properties fo:font-style="italic" officeooo:rsid="008f1509" style:font-style-asian="italic" style:font-style-complex="italic"/>
    </style:style>
    <style:style style:name="T60" style:family="text">
      <style:text-properties fo:font-style="italic" officeooo:rsid="00a04ab6" style:font-style-asian="italic" style:font-style-complex="italic"/>
    </style:style>
    <style:style style:name="T61" style:family="text">
      <style:text-properties fo:font-style="italic" officeooo:rsid="00b5e25f" style:font-style-asian="italic" style:font-style-complex="italic"/>
    </style:style>
    <style:style style:name="T62" style:family="text">
      <style:text-properties fo:font-style="italic" fo:font-weight="bold" officeooo:rsid="008b5917" style:font-style-asian="italic" style:font-weight-asian="bold" style:font-style-complex="italic" style:font-weight-complex="bold"/>
    </style:style>
    <style:style style:name="T63" style:family="text">
      <style:text-properties style:text-line-through-style="none" style:text-line-through-type="none" fo:font-style="italic" fo:font-weight="bold" officeooo:rsid="008b5917" style:font-style-asian="italic" style:font-weight-asian="bold" style:font-style-complex="italic" style:font-weight-complex="bold"/>
    </style:style>
    <style:style style:name="T64" style:family="text">
      <style:text-properties style:text-line-through-style="none" style:text-line-through-type="none" fo:font-style="italic" fo:font-weight="bold" officeooo:rsid="00881af4" style:font-style-asian="italic" style:font-weight-asian="bold" style:font-style-complex="italic" style:font-weight-complex="bold"/>
    </style:style>
    <style:style style:name="T65" style:family="text">
      <style:text-properties style:text-line-through-style="none" style:text-line-through-type="none" officeooo:rsid="008b5917"/>
    </style:style>
    <style:style style:name="T66" style:family="text">
      <style:text-properties style:text-line-through-style="none" style:text-line-through-type="none" style:font-name="Liberation Sans1" fo:font-size="10pt" officeooo:rsid="00966988" style:font-size-asian="10.5pt"/>
    </style:style>
    <style:style style:name="T67" style:family="text">
      <style:text-properties style:text-line-through-style="none" style:text-line-through-type="none" style:font-name="Liberation Sans1" fo:font-size="10pt" officeooo:rsid="00b5c8be" style:font-size-asian="10.5pt"/>
    </style:style>
    <style:style style:name="T68" style:family="text">
      <style:text-properties style:text-line-through-style="none" style:text-line-through-type="none" officeooo:rsid="00b3e59a"/>
    </style:style>
    <style:style style:name="T69" style:family="text">
      <style:text-properties style:text-line-through-style="none" style:text-line-through-type="none" style:font-name="Liberation Mono" fo:font-size="10pt" fo:font-weight="bold" officeooo:rsid="00b3e59a" style:font-name-asian="Nimbus Mono L" style:font-size-asian="10.5pt" style:font-name-complex="Liberation Mono"/>
    </style:style>
    <style:style style:name="T70" style:family="text">
      <style:text-properties style:text-line-through-style="none" style:text-line-through-type="none" officeooo:rsid="008a7df6"/>
    </style:style>
    <style:style style:name="T71" style:family="text">
      <style:text-properties style:font-name="Liberation Mono" fo:font-size="10pt" fo:font-weight="bold" officeooo:rsid="008b5917" style:font-name-asian="Nimbus Mono L" style:font-size-asian="10pt" style:font-name-complex="Liberation Mono" style:font-size-complex="10pt"/>
    </style:style>
    <style:style style:name="T72" style:family="text">
      <style:text-properties style:font-name="Liberation Mono" fo:font-size="10pt" fo:font-weight="bold" officeooo:rsid="009b834d" style:font-name-asian="Nimbus Mono L" style:font-size-asian="10pt" style:font-name-complex="Liberation Mono" style:font-size-complex="10pt"/>
    </style:style>
    <style:style style:name="T73" style:family="text">
      <style:text-properties style:font-name="Liberation Mono" fo:font-size="10pt" fo:font-weight="bold" officeooo:rsid="009f0eba" style:font-name-asian="Nimbus Mono L" style:font-size-asian="10pt" style:font-name-complex="Liberation Mono" style:font-size-complex="10pt"/>
    </style:style>
    <style:style style:name="T74" style:family="text">
      <style:text-properties style:font-name="Liberation Mono" fo:font-size="10pt" fo:font-weight="bold" officeooo:rsid="00b138c5" style:font-name-asian="Nimbus Mono L" style:font-size-asian="10pt" style:font-name-complex="Liberation Mono" style:font-size-complex="10pt"/>
    </style:style>
    <style:style style:name="T75" style:family="text">
      <style:text-properties style:font-name="Liberation Mono" fo:font-size="10pt" fo:font-weight="bold" officeooo:rsid="00b2b107" style:font-name-asian="Nimbus Mono L" style:font-size-asian="10pt" style:font-name-complex="Liberation Mono" style:font-size-complex="10pt"/>
    </style:style>
    <style:style style:name="T76" style:family="text">
      <style:text-properties style:font-name="Liberation Mono" fo:font-size="10pt" fo:font-weight="bold" officeooo:rsid="00b3e59a" style:font-name-asian="Nimbus Mono L" style:font-size-asian="10pt" style:font-name-complex="Liberation Mono" style:font-size-complex="10pt"/>
    </style:style>
    <style:style style:name="T77" style:family="text">
      <style:text-properties style:font-name="Liberation Mono" fo:font-size="10pt" fo:font-weight="bold" officeooo:rsid="00b5c8be" style:font-name-asian="Nimbus Mono L" style:font-size-asian="10pt" style:font-name-complex="Liberation Mono" style:font-size-complex="10pt"/>
    </style:style>
    <style:style style:name="T78" style:family="text">
      <style:text-properties style:font-name="Liberation Mono" fo:font-size="10pt" fo:font-weight="bold" officeooo:rsid="00b7434d" style:font-name-asian="Nimbus Mono L" style:font-size-asian="10pt" style:font-name-complex="Liberation Mono" style:font-size-complex="10pt"/>
    </style:style>
    <style:style style:name="T79" style:family="text">
      <style:text-properties style:font-name="Liberation Mono" fo:font-size="10pt" fo:font-weight="bold" officeooo:rsid="00966988" style:font-name-asian="Nimbus Mono L" style:font-size-asian="10.5pt" style:font-name-complex="Liberation Mono"/>
    </style:style>
    <style:style style:name="T80" style:family="text">
      <style:text-properties style:font-name="Liberation Mono" fo:font-size="10pt" fo:font-weight="bold" officeooo:rsid="00a04ab6" style:font-name-asian="Nimbus Mono L" style:font-size-asian="10.5pt" style:font-name-complex="Liberation Mono"/>
    </style:style>
    <style:style style:name="T81" style:family="text">
      <style:text-properties officeooo:rsid="008cbd7f"/>
    </style:style>
    <style:style style:name="T82" style:family="text">
      <style:text-properties officeooo:rsid="008f1509"/>
    </style:style>
    <style:style style:name="T83" style:family="text">
      <style:text-properties officeooo:rsid="00900408"/>
    </style:style>
    <style:style style:name="T84" style:family="text">
      <style:text-properties officeooo:rsid="00927957"/>
    </style:style>
    <style:style style:name="T85" style:family="text">
      <style:text-properties officeooo:rsid="00944a40"/>
    </style:style>
    <style:style style:name="T86" style:family="text">
      <style:text-properties officeooo:rsid="0094eee6"/>
    </style:style>
    <style:style style:name="T87" style:family="text">
      <style:text-properties officeooo:rsid="00966988"/>
    </style:style>
    <style:style style:name="T88" style:family="text">
      <style:text-properties officeooo:rsid="008e8af0"/>
    </style:style>
    <style:style style:name="T89" style:family="text">
      <style:text-properties officeooo:rsid="009705a6"/>
    </style:style>
    <style:style style:name="T90" style:family="text">
      <style:text-properties officeooo:rsid="009b834d"/>
    </style:style>
    <style:style style:name="T91" style:family="text">
      <style:text-properties officeooo:rsid="009f0eba"/>
    </style:style>
    <style:style style:name="T92" style:family="text">
      <style:text-properties officeooo:rsid="009ff7f8"/>
    </style:style>
    <style:style style:name="T93" style:family="text">
      <style:text-properties officeooo:rsid="00a04ab6"/>
    </style:style>
    <style:style style:name="T94" style:family="text">
      <style:text-properties style:text-position="super 58%" officeooo:rsid="00a04ab6"/>
    </style:style>
    <style:style style:name="T95" style:family="text">
      <style:text-properties officeooo:rsid="00a0f600"/>
    </style:style>
    <style:style style:name="T96" style:family="text">
      <style:text-properties officeooo:rsid="00a26560"/>
    </style:style>
    <style:style style:name="T97" style:family="text">
      <style:text-properties officeooo:rsid="00a3ef1d"/>
    </style:style>
    <style:style style:name="T98" style:family="text">
      <style:text-properties officeooo:rsid="00a4cdb5"/>
    </style:style>
    <style:style style:name="T99" style:family="text">
      <style:text-properties officeooo:rsid="00a58b31"/>
    </style:style>
    <style:style style:name="T100" style:family="text">
      <style:text-properties officeooo:rsid="00a6cca4"/>
    </style:style>
    <style:style style:name="T101" style:family="text">
      <style:text-properties officeooo:rsid="00a968f2"/>
    </style:style>
    <style:style style:name="T102" style:family="text">
      <style:text-properties officeooo:rsid="00ab03a7"/>
    </style:style>
    <style:style style:name="T103" style:family="text">
      <style:text-properties officeooo:rsid="00ae6536"/>
    </style:style>
    <style:style style:name="T104" style:family="text">
      <style:text-properties officeooo:rsid="00b2b107"/>
    </style:style>
    <style:style style:name="T105" style:family="text">
      <style:text-properties officeooo:rsid="00b3e59a"/>
    </style:style>
    <style:style style:name="T106" style:family="text">
      <style:text-properties officeooo:rsid="00b42970"/>
    </style:style>
    <style:style style:name="T107" style:family="text">
      <style:text-properties officeooo:rsid="00b5c8be"/>
    </style:style>
    <style:style style:name="T108" style:family="text">
      <style:text-properties officeooo:rsid="00b5e25f"/>
    </style:style>
    <style:style style:name="T109" style:family="text">
      <style:text-properties officeooo:rsid="00b7434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Gramc-<text:span text:style-name="T43">meso0</text:span> – Version <text:span text:style-name="T18">0.</text:span><text:span text:style-name="T19">4</text:span><text:span text:style-name="T15">.</text:span><text:span text:style-name="T103">x</text:span><text:span text:style-name="T97"> </text:span><text:span text:style-name="T4">(</text:span><text:span text:style-name="T16">Mars</text:span><text:span text:style-name="T5"> </text:span><text:span text:style-name="T6">20</text:span><text:span text:style-name="T8">2</text:span><text:span text:style-name="T9">3</text:span><text:span text:style-name="T7">)</text:span></text:h>
      <text:p text:style-name="P32">Gestion des Ressources et leur Attribution pour <text:span text:style-name="T43">Mesonet</text:span></text:p>
      <text:p text:style-name="P33">documentation de l’API</text:p>
      <text:p text:style-name="P1"><text:span text:style-name="T2">Contact </text:span><text:span text:style-name="T14">: </text:span>emmanuel.courcelle@toulouse-<text:span text:style-name="T17">inp</text:span>.fr</text:p>
      <text:h text:style-name="P38" text:outline-level="2"><text:span text:style-name="T22">Les objectifs</text:span><text:span text:style-name="T43"> de l’API</text:span></text:h>
      <text:p text:style-name="P4">L’API a pour but de permettre la communication entre l’application gramc-meso0 et les supercalculateurs des mésocentres de mesonet. On retrouve donc un jeu très réduit de fonctionnalités existant déjà dans l’interface graphique.</text:p>
      <text:h text:style-name="P46" text:outline-level="3"><text:span text:style-name="T81">Objectifs</text:span> <text:span text:style-name="T43">de l’API :</text:span></text:h>
      <text:list xml:id="list946390582" text:style-name="L1">
        <text:list-item>
          <text:p text:style-name="P62"><text:span text:style-name="T81">Gérer les utilisateurs et les groupes </text:span><text:span text:style-name="T103">(c-à-d les projets)</text:span><text:span text:style-name="T81">, à partir de la déclaration des collaborateurs des projets, </text:span><text:span text:style-name="T82">en utilisant les flags </text:span><text:span text:style-name="Source_20_Text"><text:span text:style-name="T81">login</text:span></text:span><text:span text:style-name="T81">, </text:span><text:span text:style-name="T96">et </text:span><text:span text:style-name="Source_20_Text"><text:span text:style-name="T82">del</text:span></text:span><text:span text:style-name="Source_20_Text"><text:span text:style-name="T80">eted</text:span></text:span><text:span text:style-name="T81">.</text:span></text:p>
        </text:list-item>
        <text:list-item>
          <text:p text:style-name="P63">Déployer et révoquer les clés publiques ssh.</text:p>
        </text:list-item>
        <text:list-item>
          <text:p text:style-name="P62"><text:span text:style-name="T81">Permettre à l’application de connaître la consommation des </text:span><text:span text:style-name="T39">projets</text:span><text:span text:style-name="T81">, pour affichage ou statistiques.</text:span></text:p>
        </text:list-item>
      </text:list>
      <text:h text:style-name="Heading_20_3" text:outline-level="3">Utilisation <text:span text:style-name="Source_20_Text">quotidienne</text:span> :</text:h>
      <text:p text:style-name="Text_20_body">Certaines fonctions sont utilisées quotidiennement à partir des supercalculateurs. La requête correspondante figurera dans un <text:span text:style-name="Source_20_Text">crontab</text:span>. Il s’agit notamment de :</text:p>
      <text:list xml:id="list1831031882" text:style-name="L2">
        <text:list-item>
          <text:p text:style-name="P64">Liste des projets actifs (toutes les heures, pour création de groupes Unix et d’utilisateurs).</text:p>
        </text:list-item>
        <text:list-item>
          <text:p text:style-name="P64">Liste des utilisateurs (toutes les heures, pour création d’utilisateurs)</text:p>
        </text:list-item>
        <text:list-item>
          <text:p text:style-name="P64">Liste des clés ssh à déployer (toutes les heures, pour déploiement automatique des clés)</text:p>
        </text:list-item>
        <text:list-item>
          <text:p text:style-name="P64">Remontée de la consommation des projets (quotidiennement)</text:p>
          <text:p text:style-name="P65">D’autres fonctions, comme la révocation ou le déploiement des clés, la mis<text:span text:style-name="T103">e </text:span>en place du loginname ou son effacement, seront appelées lorsque c’est nécessaire.</text:p>
        </text:list-item>
      </text:list>
      <text:h text:style-name="P39" text:outline-level="2">Authentification et rôles</text:h>
      <text:p text:style-name="P27"><text:span text:style-name="T33">L’authentification </text:span><text:span text:style-name="T34">utilisée par l’API </text:span><text:span text:style-name="T33">fonctionne par couple identifiant/mot de passe. </text:span><text:span text:style-name="T37">Pour chaque serveur déclaré dans l’application, on a un identifiant correspondant dans l’api. Cet identifiant figure dans le champ </text:span><text:span text:style-name="Source_20_Text"><text:span text:style-name="T13">admname</text:span></text:span><text:span text:style-name="T37"> de la table serveur, un administrateur de gramc-meso peut le modifier via l’interface graphique. Mais </text:span><text:span text:style-name="T40">il faut également déclarer les identifiants dans deux fichiers </text:span><text:span text:style-name="T37">:</text:span></text:p>
      <text:list xml:id="list1078988005" text:style-name="L3">
        <text:list-item>
          <text:p text:style-name="P66"><text:span text:style-name="Source_20_Text"><text:span text:style-name="T10">config/packages/security.yaml</text:span></text:span></text:p>
        </text:list-item>
        <text:list-item>
          <text:p text:style-name="P66"><text:span text:style-name="Source_20_Text"><text:span text:style-name="T10">.env </text:span></text:span><text:span text:style-name="T83">(</text:span><text:span text:style-name="T103">mots de passe définis par l’intermédiaire d’une variable d’environnement).</text:span></text:p>
        </text:list-item>
      </text:list>
      <text:p text:style-name="Text_20_body">Ces deux identifiants ont le rôle <text:span text:style-name="Source_20_Text">ADMIN</text:span>, ce qui leur permet de tout voir et de tout modifier.</text:p>
      <text:p text:style-name="P13"><text:span text:style-name="T55">Lorsqu’une commande qui </text:span><text:span text:style-name="T58">modifie </text:span><text:span text:style-name="T59">la base de données</text:span><text:span text:style-name="T55"> est </text:span><text:span text:style-name="T82">appelée</text:span><text:span text:style-name="T55">, on vérifie que l’utilisateur a effectivement le droit d’accès : il faut être authentifié </text:span><text:span text:style-name="T103">avec le bon nom d’utilisateur pour modifier les informations concernant un serveur (noms d’utilisateur, clés ssh, etc).</text:span><text:span text:style-name="T55"> Ces commandes sont indiquées dans la suite par la phrase </text:span><text:span text:style-name="T62">mesocentre vérifié.</text:span> Les <text:span text:style-name="T82">autres commandes ne vérifient pas l’identité de l’appelant, seulement le fait qu’il soit authentifié avec les droits admin.</text:span></text:p>
      <text:p text:style-name="P28">On ne peut rien faire avec l’api si on n’est pas authentifié.</text:p>
      <text:h text:style-name="P40" text:outline-level="2"><text:soft-page-break/>Versions</text:h>
      <text:p text:style-name="P29">Le signe <text:span text:style-name="Version">0.4.0</text:span> marqué ci-dessous devant les fonctions de l’api marquent des fonctions apparues <text:span text:style-name="T56">ou modifiées</text:span> lors de cette version. Les modifications ne concernent <text:span text:style-name="T56">que le format des données de sortie</text:span>.</text:p>
      <text:h text:style-name="P41" text:outline-level="2">URL de base</text:h>
      <text:p text:style-name="P5">Dan<text:span text:style-name="T49">s les commandes qui suivent, la variable bash </text:span><text:span text:style-name="Source_20_Text"><text:span text:style-name="T49">$BASEURL</text:span></text:span><text:span text:style-name="T49"> contiendra le début de l’url de gramc-meso0, soit par exemple : </text:span></text:p>
      <text:p text:style-name="code">BASEURL=’https://<text:span text:style-name="T73">acces</text:span>.mesonet.fr/<text:span text:style-name="T91">gramc-meso</text:span>’</text:p>
      <text:h text:style-name="Heading_20_2" text:outline-level="2">Les projets <text:span text:style-name="T51">et les versions :</text:span></text:h>
      <text:h text:style-name="P47" text:outline-level="3">projets/get - <text:span text:style-name="Version">0.4.0</text:span></text:h>
      <text:p text:style-name="P6">renvoie des informations sur un ou plusieurs projets.</text:p>
      <text:h text:style-name="Heading_20_4" text:outline-level="4"><text:span text:style-name="T84">Les p</text:span>aramètres :</text:h>
      <text:list xml:id="list2560659337" text:style-name="L4">
        <text:list-item>
          <text:p text:style-name="P68"><text:span text:style-name="Source_20_Text">projet </text:span>: un numéro de projet. Si non spécifié, renvoie tous les projets,</text:p>
        </text:list-item>
        <text:list-item>
          <text:p text:style-name="P67"><text:span text:style-name="Source_20_Text"><text:span text:style-name="T85">long </text:span></text:span><text:span text:style-name="T85">: si </text:span><text:span text:style-name="T37">true</text:span><text:span text:style-name="T85">, renvoie plus d’informations</text:span></text:p>
        </text:list-item>
      </text:list>
      <text:h text:style-name="Heading_20_4" text:outline-level="4">Commande :</text:h>
      <text:p text:style-name="code">curl --netrc -H "Content-Type: application/json" -X POST -d '{ "projet": "<text:span text:style-name="T30">M2</text:span><text:span text:style-name="T38">3999</text:span>" }' <text:span text:style-name="T51">$BASEURL</text:span>/adminux/projets/get</text:p>
      <text:h text:style-name="Heading_20_4" text:outline-level="4">Résultat :</text:h>
      <text:p text:style-name="code">[</text:p>
      <text:p text:style-name="code"><text:s text:c="3"/>{</text:p>
      <text:p text:style-name="code"><text:s text:c="6"/>"etatProjet" : 41,</text:p>
      <text:p text:style-name="code"><text:s text:c="6"/>"idProjet" : "M23999",</text:p>
      <text:p text:style-name="code"><text:s text:c="6"/>"metaEtat" : "ACCEPTE",</text:p>
      <text:p text:style-name="code"><text:s text:c="6"/>"typeProjet" : 4,</text:p>
      <text:p text:style-name="code"><text:s text:c="6"/>"versions" : {</text:p>
      <text:p text:style-name="code"><text:s text:c="9"/>"active" : {</text:p>
      <text:p text:style-name="code"><text:s text:c="12"/>"etatProjet" : 41,</text:p>
      <text:p text:style-name="code"><text:s text:c="12"/>"etatVersion" : 5,</text:p>
      <text:p text:style-name="code"><text:s text:c="12"/>"idProjet" : "M23999",</text:p>
      <text:p text:style-name="code"><text:s text:c="12"/>"idSession" : "",</text:p>
      <text:p text:style-name="code"><text:s text:c="12"/>"idVersion" : "01M23999",</text:p>
      <text:p text:style-name="code"><text:s text:c="12"/>"mail" : "<text:span text:style-name="T74">xxx@yyy</text:span>.fr",</text:p>
      <text:p text:style-name="code"><text:s text:c="12"/>"ressources" : {</text:p>
      <text:p text:style-name="code"><text:s text:c="15"/>"BOREALE" : {</text:p>
      <text:p text:style-name="code"><text:s text:c="18"/>"attribution" : 0,</text:p>
      <text:p text:style-name="code"><text:s text:c="18"/>"consommation" : 0,</text:p>
      <text:p text:style-name="code"><text:s text:c="18"/>"demande" : 0</text:p>
      <text:p text:style-name="code"><text:s text:c="15"/>},</text:p>
      <text:p text:style-name="code"><text:s text:c="15"/>"TURPAN" : {</text:p>
      <text:p text:style-name="code"><text:s text:c="18"/>"attribution" : 50000,</text:p>
      <text:p text:style-name="code"><text:s text:c="18"/>"consommation" : 0,</text:p>
      <text:p text:style-name="code"><text:s text:c="18"/>"demande" : 20000</text:p>
      <text:p text:style-name="code"><text:s text:c="15"/>}</text:p>
      <text:p text:style-name="code"><text:s text:c="12"/>}</text:p>
      <text:p text:style-name="code"><text:s text:c="9"/>},</text:p>
      <text:p text:style-name="code"><text:s text:c="9"/>"derniere" : {</text:p>
      <text:p text:style-name="code"><text:s text:c="12"/>"etatProjet" : 41,</text:p>
      <text:p text:style-name="code"><text:s text:c="12"/>"etatVersion" : 5,</text:p>
      <text:p text:style-name="code"><text:s text:c="12"/>"idProjet" : "M23999",</text:p>
      <text:p text:style-name="code"><text:soft-page-break/><text:s text:c="12"/>"idSession" : "",</text:p>
      <text:p text:style-name="code"><text:s text:c="12"/>"idVersion" : "01M23999",</text:p>
      <text:p text:style-name="code"><text:s text:c="12"/>"mail" : "<text:span text:style-name="T74">xxx@yyy.fr</text:span>",</text:p>
      <text:p text:style-name="code"><text:s text:c="12"/>"ressources" : {</text:p>
      <text:p text:style-name="code"><text:s text:c="15"/>"BOREALE" : {</text:p>
      <text:p text:style-name="code"><text:s text:c="18"/>"attribution" : 0,</text:p>
      <text:p text:style-name="code"><text:s text:c="18"/>"consommation" : 0,</text:p>
      <text:p text:style-name="code"><text:s text:c="18"/>"demande" : 0</text:p>
      <text:p text:style-name="code"><text:s text:c="15"/>},</text:p>
      <text:p text:style-name="code"><text:s text:c="15"/>"TURPAN" : {</text:p>
      <text:p text:style-name="code"><text:s text:c="18"/>"attribution" : 50000,</text:p>
      <text:p text:style-name="code"><text:s text:c="18"/>"consommation" : 0,</text:p>
      <text:p text:style-name="code"><text:s text:c="18"/>"demande" : 20000</text:p>
      <text:p text:style-name="code"><text:s text:c="15"/>}</text:p>
      <text:p text:style-name="code"><text:s text:c="12"/>}</text:p>
      <text:p text:style-name="code"><text:s text:c="9"/>}</text:p>
      <text:p text:style-name="code"><text:s text:c="6"/>}</text:p>
      <text:p text:style-name="code"><text:s text:c="3"/>}</text:p>
      <text:p text:style-name="code">]</text:p>
      <text:p text:style-name="P17"/>
      <text:p text:style-name="P17"><text:span text:style-name="T50">Un projet actif est un projet dont l’état vaut 41 (</text:span><text:span text:style-name="Source_20_Text"><text:span text:style-name="T50">RENOUVELABLE</text:span></text:span><text:span text:style-name="T50">). Plusieurs versions sont attachées à ce projet (une version par tranche de 365 jours), la version active est celle dont l’état vaut </text:span><text:span text:style-name="Source_20_Text"><text:span text:style-name="T50">5</text:span></text:span><text:span text:style-name="T50">. </text:span><text:span text:style-name="T85">Lors de la création du projet il peut ne pas y avoir de version active, et e</text:span><text:span text:style-name="T50">n période de renouvellement la dernière version (chronologiquement) est distincte de la version active. </text:span><text:span text:style-name="T85">Par contre il y aura toujours au moins une version associée à chaque projet.</text:span></text:p>
      <text:h text:style-name="P48" text:outline-level="3">v<text:span text:style-name="T51">ersions/get - </text:span><text:span text:style-name="Version">0.4.0</text:span><text:span text:style-name="T51"> :</text:span></text:h>
      <text:p text:style-name="P6">Cette commande renvoie toutes les versions actives.</text:p>
      <text:h text:style-name="Heading_20_4" text:outline-level="4">Paramètres :</text:h>
      <text:list xml:id="list4028145334" text:style-name="L5">
        <text:list-item>
          <text:p text:style-name="P69"><text:span text:style-name="Source_20_Text"><text:span text:style-name="T104">p</text:span></text:span><text:span text:style-name="Source_20_Text">rojet </text:span>: Un numéro de projet. Si spécifié, renvoie renvoie la version <text:span text:style-name="T1">active</text:span> du <text:span text:style-name="T1">projet</text:span> spécifié</text:p>
        </text:list-item>
        <text:list-item>
          <text:p text:style-name="P70">S’il n’y a pas de version active, renvoie <text:span text:style-name="Source_20_Text">[]</text:span></text:p>
        </text:list-item>
        <text:list-item>
          <text:p text:style-name="P70">Si <text:span text:style-name="Source_20_Text">projet</text:span> n’est pas spécifié, <text:span text:style-name="T56">renvoie toutes les versions actives du moment</text:span>.</text:p>
        </text:list-item>
      </text:list>
      <text:h text:style-name="Heading_20_4" text:outline-level="4">Commande :</text:h>
      <text:p text:style-name="code"><text:span text:style-name="T45">curl --netrc -s -H "Content-Type: application/json" -X POST <text:s/>-d '{ "</text:span><text:span text:style-name="T42">projet</text:span><text:span text:style-name="T45">" : "M2</text:span><text:span text:style-name="T104">3999</text:span><text:span text:style-name="T45">" }' $</text:span><text:span text:style-name="T51">BASEURL</text:span><text:span text:style-name="T45">/adminux/version/get</text:span></text:p>
      <text:h text:style-name="Heading_20_4" text:outline-level="4">Résultat :</text:h>
      <text:p text:style-name="code">[</text:p>
      <text:p text:style-name="code"><text:s text:c="3"/>{</text:p>
      <text:p text:style-name="code"><text:s text:c="6"/>"etatProjet" : 41,</text:p>
      <text:p text:style-name="code"><text:s text:c="6"/>"etatVersion" : 5,</text:p>
      <text:p text:style-name="code"><text:s text:c="6"/>"idProjet" : "M23999",</text:p>
      <text:p text:style-name="code"><text:s text:c="6"/>"idSession" : "N/A",</text:p>
      <text:p text:style-name="code"><text:s text:c="6"/>"idVersion" : "01M23999",</text:p>
      <text:p text:style-name="code"><text:s text:c="6"/>"mail" : "<text:span text:style-name="T75">xxx</text:span>@<text:span text:style-name="T75">yyy</text:span>.fr",</text:p>
      <text:p text:style-name="code"><text:s text:c="6"/>"ressources" : {</text:p>
      <text:p text:style-name="code"><text:s text:c="9"/>"BOREALE" : {</text:p>
      <text:p text:style-name="code"><text:s text:c="12"/>"attribution" : 0,</text:p>
      <text:p text:style-name="code"><text:s text:c="12"/>"consommation" : 0,</text:p>
      <text:p text:style-name="code"><text:s text:c="12"/>"demande" : 0</text:p>
      <text:p text:style-name="code"><text:s text:c="9"/>},</text:p>
      <text:p text:style-name="code"><text:s text:c="9"/>"TURPAN" : {</text:p>
      <text:p text:style-name="code"><text:s text:c="12"/>"attribution" : 50000,</text:p>
      <text:p text:style-name="code"><text:s text:c="12"/>"consommation" : 0,</text:p>
      <text:p text:style-name="code"><text:s text:c="12"/>"demande" : 20000</text:p>
      <text:p text:style-name="code"><text:s text:c="9"/>}</text:p>
      <text:p text:style-name="code"><text:soft-page-break/><text:s text:c="6"/>}</text:p>
      <text:p text:style-name="code"><text:s text:c="3"/>}</text:p>
      <text:p text:style-name="code">]</text:p>
      <text:h text:style-name="Heading_20_2" text:outline-level="2">Les utilisateurs :</text:h>
      <text:h text:style-name="Heading_20_3" text:outline-level="3">utilisateurs/get :</text:h>
      <text:p text:style-name="P7">Cette commande renvoie des information sur les utilisateurs enregistrés dans gramc-meso0 (les « individus »), y compris les projets auxquels ils ou elles participent, leurs clés ssh, etc.</text:p>
      <text:h text:style-name="P57" text:outline-level="4">Paramètres :</text:h>
      <text:p text:style-name="P7"><text:span text:style-name="T3">p</text:span><text:span text:style-name="T1">rojet </text:span>: Un identifiant de projet, la commande renverra alors tous les collaborateurs de la version active de ce projet.</text:p>
      <text:p text:style-name="P7"><text:span text:style-name="T1">mail </text:span>: Limite la sortie au collaborateur ayant cette adresse mail, si projet n’est pas spécifié renvoie tous les projets auxquels collabore cet individu.</text:p>
      <text:h text:style-name="Heading_20_4" text:outline-level="4">Commande :</text:h>
      <text:p text:style-name="code">curl -<text:span text:style-name="T46">s </text:span>--netrc -H "Content-Type: application/json" -X POST <text:s/>-d '{ "projet" : "<text:span text:style-name="T76">M23999</text:span>", "mail" : null }' <text:span text:style-name="T46">$BASEURL</text:span>/utilisateurs/get</text:p>
      <text:h text:style-name="Heading_20_4" text:outline-level="4">Résultat :</text:h>
      <text:p text:style-name="P7">Un tableau indexé par l’adresse mail. Lorsque l’individu a un compte sur une machine <text:s/>(paramètres <text:span text:style-name="Source_20_Text"><text:span text:style-name="T95">[‘BOREALE’][‘</text:span></text:span><text:span text:style-name="Source_20_Text">login’</text:span><text:span text:style-name="Source_20_Text"><text:span text:style-name="T95">]</text:span></text:span>, <text:span text:style-name="T95">ou </text:span><text:span text:style-name="Source_20_Text"><text:span text:style-name="T95">[‘TURPAN’][‘login’]</text:span></text:span>), on renvoie les informations sur son compte : nom de login, clé publique, un flag (<text:span text:style-name="Source_20_Text">rvk</text:span>) permettant de savoir si la clé est révoquée ou non, etc.</text:p>
      <text:p text:style-name="code">{</text:p>
      <text:p text:style-name="code"><text:s text:c="3"/>"<text:span text:style-name="T75">zzz</text:span>@<text:span text:style-name="T75">ttt.fr</text:span>" : {</text:p>
      <text:p text:style-name="code"><text:s text:c="6"/>"idIndividu" : 63<text:span text:style-name="T105">5</text:span>,</text:p>
      <text:p text:style-name="code"><text:s text:c="6"/>"nom" : "<text:span text:style-name="T75">ZZZ</text:span>",</text:p>
      <text:p text:style-name="code"><text:s text:c="6"/>"prenom" : "<text:span text:style-name="T75">Zzz</text:span>",</text:p>
      <text:p text:style-name="code"><text:s text:c="6"/>"projets" : {</text:p>
      <text:p text:style-name="code"><text:s text:c="9"/>"M23999" : {</text:p>
      <text:p text:style-name="code"><text:s text:c="12"/>"active" : {</text:p>
      <text:p text:style-name="code"><text:s text:c="15"/>"deleted" : false,</text:p>
      <text:p text:style-name="code"><text:s text:c="15"/>"loginnames" : {</text:p>
      <text:p text:style-name="code"><text:s text:c="18"/>"BOREALE" : {</text:p>
      <text:p text:style-name="code"><text:s text:c="21"/>"clessh" : null,</text:p>
      <text:p text:style-name="code"><text:s text:c="21"/>"login" : false,</text:p>
      <text:p text:style-name="code"><text:s text:c="21"/>"nom" : "nologin",</text:p>
      <text:p text:style-name="code"><text:s text:c="21"/>"userid" : 73</text:p>
      <text:p text:style-name="code"><text:s text:c="18"/>},</text:p>
      <text:p text:style-name="code"><text:s text:c="18"/>"TURPAN" : {</text:p>
      <text:p text:style-name="code"><text:s text:c="21"/>"clessh" : {</text:p>
      <text:p text:style-name="code"><text:s text:c="24"/>"deploy" : true,</text:p>
      <text:p text:style-name="code"><text:s text:c="24"/>"idCle" : 22,</text:p>
      <text:p text:style-name="code"><text:s text:c="24"/>"nom" : "<text:span text:style-name="T104">macle</text:span>",</text:p>
      <text:p text:style-name="code"><text:s text:c="24"/>"pub" : "ssh-ed25519 AAAA.... <text:span text:style-name="T104">macle@machin</text:span>",</text:p>
      <text:p text:style-name="code"><text:s text:c="24"/>"rvk" : false</text:p>
      <text:p text:style-name="code"><text:s text:c="21"/>},</text:p>
      <text:p text:style-name="code"><text:s text:c="21"/>"login" : true,</text:p>
      <text:p text:style-name="code"><text:s text:c="21"/>"nom" : "<text:span text:style-name="T75">zzz</text:span>",</text:p>
      <text:p text:style-name="code"><text:s text:c="21"/>"userid" : 29</text:p>
      <text:p text:style-name="code"><text:s text:c="18"/>}</text:p>
      <text:p text:style-name="code"><text:s text:c="15"/>},</text:p>
      <text:p text:style-name="code"><text:s text:c="15"/>"version" : "01M23010"</text:p>
      <text:p text:style-name="code"><text:s text:c="12"/>},</text:p>
      <text:p text:style-name="code"><text:s text:c="12"/>"derniere" : {</text:p>
      <text:p text:style-name="code"><text:s text:c="15"/>"deleted" : false,</text:p>
      <text:p text:style-name="code"><text:s text:c="15"/>"loginnames" : {</text:p>
      <text:p text:style-name="code"><text:soft-page-break/><text:s text:c="18"/>"BOREALE" : {</text:p>
      <text:p text:style-name="code"><text:s text:c="21"/>"clessh" : null,</text:p>
      <text:p text:style-name="code"><text:s text:c="21"/>"login" : false,</text:p>
      <text:p text:style-name="code"><text:s text:c="21"/>"nom" : "nologin",</text:p>
      <text:p text:style-name="code"><text:s text:c="21"/>"userid" : 73</text:p>
      <text:p text:style-name="code"><text:s text:c="18"/>},</text:p>
      <text:p text:style-name="code"><text:s text:c="18"/>"TURPAN" : {</text:p>
      <text:p text:style-name="code"><text:s text:c="21"/>"clessh" : {</text:p>
      <text:p text:style-name="code"><text:s text:c="24"/>"deploy" : true,</text:p>
      <text:p text:style-name="code"><text:s text:c="24"/>"idCle" : 22,</text:p>
      <text:p text:style-name="code"><text:s text:c="24"/>"nom" : "<text:span text:style-name="T105">macle</text:span>",</text:p>
      <text:p text:style-name="P37"><text:s text:c="24"/>"pub" : "ssh-ed25519 AAAA.... <text:span text:style-name="T104">macle@machin</text:span>",</text:p>
      <text:p text:style-name="code"><text:s text:c="24"/>"rvk" : false</text:p>
      <text:p text:style-name="code"><text:s text:c="21"/>},</text:p>
      <text:p text:style-name="code"><text:s text:c="21"/>"login" : true,</text:p>
      <text:p text:style-name="code"><text:s text:c="21"/>"nom" : "<text:span text:style-name="T76">zzz</text:span>",</text:p>
      <text:p text:style-name="code"><text:s text:c="21"/>"userid" : 29</text:p>
      <text:p text:style-name="code"><text:s text:c="18"/>}</text:p>
      <text:p text:style-name="code"><text:s text:c="15"/>},</text:p>
      <text:p text:style-name="code"><text:s text:c="15"/>"version" : "01M23010"</text:p>
      <text:p text:style-name="code"><text:s text:c="12"/>},</text:p>
      <text:p text:style-name="code"><text:s text:c="12"/>"loginnames" : {</text:p>
      <text:p text:style-name="code"><text:s text:c="15"/>"BOREALE" : {</text:p>
      <text:p text:style-name="code"><text:s text:c="18"/>"clessh" : null,</text:p>
      <text:p text:style-name="code"><text:s text:c="18"/>"login" : false,</text:p>
      <text:p text:style-name="code"><text:s text:c="18"/>"nom" : "nologin",</text:p>
      <text:p text:style-name="code"><text:s text:c="18"/>"userid" : 73</text:p>
      <text:p text:style-name="code"><text:s text:c="15"/>},</text:p>
      <text:p text:style-name="code"><text:s text:c="15"/>"TURPAN" : {</text:p>
      <text:p text:style-name="code"><text:s text:c="18"/>"clessh" : {</text:p>
      <text:p text:style-name="code"><text:s text:c="21"/>"deploy" : true,</text:p>
      <text:p text:style-name="code"><text:s text:c="21"/>"idCle" : 22,</text:p>
      <text:p text:style-name="code"><text:s text:c="21"/>"nom" : "<text:span text:style-name="T76">macle</text:span>",</text:p>
      <text:p text:style-name="P37"><text:s text:c="21"/>"pub" : "ssh-ed25519 AAAA.... <text:span text:style-name="T104">macle@machin</text:span>",</text:p>
      <text:p text:style-name="code"><text:s text:c="21"/>"rvk" : false</text:p>
      <text:p text:style-name="code"><text:s text:c="18"/>},</text:p>
      <text:p text:style-name="code"><text:s text:c="18"/>"login" : true,</text:p>
      <text:p text:style-name="code"><text:s text:c="18"/>"nom" : "<text:span text:style-name="T76">zzz</text:span>",</text:p>
      <text:p text:style-name="code"><text:s text:c="18"/>"userid" : 29</text:p>
      <text:p text:style-name="code"><text:s text:c="15"/>}</text:p>
      <text:p text:style-name="code"><text:s text:c="12"/>}</text:p>
      <text:p text:style-name="code"><text:s text:c="9"/>}</text:p>
      <text:p text:style-name="code"><text:s text:c="6"/>}</text:p>
      <text:p text:style-name="code"><text:s text:c="3"/>},</text:p>
      <text:p text:style-name="code"><text:s text:c="3"/>"<text:span text:style-name="T76">xxx</text:span>@<text:span text:style-name="T76">yyy</text:span>.fr" : {</text:p>
      <text:p text:style-name="code"><text:s text:c="6"/>"idIndividu" : 64<text:span text:style-name="T105">8</text:span>,</text:p>
      <text:p text:style-name="code">...</text:p>
      <text:h text:style-name="P49" text:outline-level="3">getloginnames/xxx/projet</text:h>
      <text:p text:style-name="Text_20_body">Cette commande renvoie l’ensemble des collaborateurs d’un projet, elle fonctionne avec la méthode <text:span text:style-name="Source_20_Text">GET</text:span>.</text:p>
      <text:h text:style-name="Heading_20_4" text:outline-level="4">Paramètres :</text:h>
      <text:p text:style-name="Text_20_body">L’identifiant du projet <text:span text:style-name="T86">dans l’URL</text:span> (obligatoire)</text:p>
      <text:h text:style-name="Heading_20_4" text:outline-level="4">Commande :</text:h>
      <text:p text:style-name="code"><text:span text:style-name="T44">curl --netrc -</text:span><text:span text:style-name="T46">s </text:span><text:span text:style-name="T44">-H "Content-Type: application/json" -X GET </text:span><text:span text:style-name="T31">$BASEURL</text:span><text:span text:style-name="T44">/adminux/getloginnames/</text:span><text:span text:style-name="T47">M22006</text:span><text:span text:style-name="T44">/projet</text:span></text:p>
      <text:h text:style-name="Heading_20_4" text:outline-level="4">Résultat :</text:h>
      <text:p text:style-name="code">[</text:p>
      <text:p text:style-name="code"><text:soft-page-break/><text:s text:c="3"/>{</text:p>
      <text:p text:style-name="code"><text:s text:c="6"/>"idIndividu" : 7,</text:p>
      <text:p text:style-name="code"><text:s text:c="6"/>"idProjet" : "M22006",</text:p>
      <text:p text:style-name="code"><text:s text:c="6"/>"loginnames" : {</text:p>
      <text:p text:style-name="P35"><text:s text:c="9"/>"BOREAL" : {</text:p>
      <text:p text:style-name="P35"><text:s text:c="12"/>"login" : false,</text:p>
      <text:p text:style-name="code"><text:s text:c="12"/>"nom" : "nologin"</text:p>
      <text:p text:style-name="code"><text:s text:c="9"/>},</text:p>
      <text:p text:style-name="code"><text:s text:c="9"/>"TURPAN" : {</text:p>
      <text:p text:style-name="code"><text:s text:c="12"/>"login" : true,</text:p>
      <text:p text:style-name="code"><text:s text:c="12"/>"nom" : "nologin"</text:p>
      <text:p text:style-name="code"><text:s text:c="9"/>}</text:p>
      <text:p text:style-name="code"><text:s text:c="6"/>},</text:p>
      <text:p text:style-name="code"><text:s text:c="6"/>"mail" : "alice.user@alice.com",</text:p>
      <text:p text:style-name="code"><text:s text:c="6"/>"nom" : "User",</text:p>
      <text:p text:style-name="code"><text:s text:c="6"/>"prenom" : "Alice"</text:p>
      <text:p text:style-name="code"><text:s text:c="3"/>}</text:p>
      <text:p text:style-name="code">]</text:p>
      <text:h text:style-name="P50" text:outline-level="3"><text:span text:style-name="T90">utilisateurs/setloginname – </text:span><text:span text:style-name="T57">mesocentre vérifié</text:span></text:h>
      <text:p text:style-name="P16">Cette commande doit être appliquée lorsqu’un compte est ouvert. Elle permet à gramc-meso0 de connaître le nom de login et l’utilisateur. Voir ci-dessous pour le workflow précis de création de login.</text:p>
      <text:h text:style-name="Heading_20_4" text:outline-level="4">Les paramètres :</text:h>
      <text:p text:style-name="P16">Loginname, idIndividu, projet (tous obligatoires)</text:p>
      <text:p text:style-name="code">curl --netrc -X POST -d '{ "loginname": "toto@<text:span text:style-name="T72">BOREALE</text:span>", "idIndividu": "<text:span text:style-name="T72">99</text:span>", "projet": "<text:span text:style-name="T72">M22123</text:span>" }' $BASEURL/adminux/utilisateurs/setloginname</text:p>
      <text:h text:style-name="P51" text:outline-level="3">Le résultat :</text:h>
      <text:p text:style-name="code">{"OK":"1 versions modifiees"}</text:p>
      <text:h text:style-name="Heading_20_3" text:outline-level="3">ut<text:span text:style-name="T55">i</text:span>lisateurs/clearloginname – <text:span text:style-name="T57">mesocentre vérifié</text:span></text:h>
      <text:p text:style-name="P12">Cette c<text:span text:style-name="T52">ommande doit être appliquée lorsqu’un compte a été fermé. Elle supprime de gramc-meso0 le nom de login et autres informations associées. Voir ci-dessous pour le workflow précis de suppression de login.</text:span></text:p>
      <text:h text:style-name="P58" text:outline-level="4">Les paramètres :</text:h>
      <text:p text:style-name="P11">loginname, projet (tous obligatoires)</text:p>
      <text:p text:style-name="P34">curl --netrc -H "Content-Type: application/json" -X POST -d '{ "loginname": "toto@<text:span text:style-name="T71">BOREALE</text:span>", "projet":"<text:span text:style-name="T72">M22123</text:span>" }' <text:span text:style-name="T31">$BASEURL</text:span>/adminux/utilisateurs/clearloginname</text:p>
      <text:h text:style-name="P58" text:outline-level="4">Le résultat :</text:h>
      <text:p text:style-name="P34">['OK' =&gt; ''] <text:span text:style-name="T86">ou [‘KO’ =&gt; ‘message’]</text:span></text:p>
      <text:h text:style-name="Heading_20_2" text:outline-level="2">Les clés ssh :</text:h>
      <text:h text:style-name="Heading_20_3" text:outline-level="3"><text:span text:style-name="T86">c</text:span><text:span text:style-name="T53">le</text:span>ssh/<text:span text:style-name="T53">get</text:span> :</text:h>
      <text:p text:style-name="P19"><text:span text:style-name="T53">Cette commande renvoie toutes les clés ssh, avec leur empreinte et l’individu qui en est propriétaire. Le statut (révoquée ou </text:span><text:span text:style-name="T54">n</text:span><text:span text:style-name="T53">on) de la clé ainsi que les logins qui l’utilisent sont également spécifiés. </text:span><text:span text:style-name="T54">Pour chaque </text:span><text:span text:style-name="T35">utilisateur</text:span><text:span text:style-name="T54"> le flag depl</text:span><text:span text:style-name="T98">o</text:span><text:span text:style-name="T54">y indique si la clé a déjà été déployée ou non.</text:span></text:p>
      <text:h text:style-name="Heading_20_4" text:outline-level="4">Les paramètres :</text:h>
      <text:p text:style-name="P8"><text:span text:style-name="Source_20_Text">rvk </text:span>: <text:span text:style-name="Source_20_Text">false</text:span> par défaut, si <text:span text:style-name="Source_20_Text">true</text:span> ne renvoie que les clés révoquées.</text:p>
      <text:h text:style-name="Heading_20_4" text:outline-level="4"><text:soft-page-break/>La commande :</text:h>
      <text:p text:style-name="code"><text:span text:style-name="T48">curl -s --netrc -H "Content-Type: application/json" -X POST -d '{}' </text:span><text:span text:style-name="T32">$BASEURL</text:span><text:span text:style-name="T48">/adminux/clessh/get</text:span></text:p>
      <text:p text:style-name="P10"/>
      <text:p text:style-name="code">[</text:p>
      <text:p text:style-name="code"><text:s text:c="3"/>{</text:p>
      <text:p text:style-name="code"><text:s text:c="6"/>"empreinte" : "SHA256:O7Kcsp1uzoG8RtYYttiSkLfnAiq+T3afn4V/ikIszqM",</text:p>
      <text:p text:style-name="code"><text:s text:c="6"/>"idCle" : 26,</text:p>
      <text:p text:style-name="code"><text:s text:c="6"/>"idindividu" : 1,</text:p>
      <text:p text:style-name="code"><text:s text:c="6"/>"nom" : "cle1",</text:p>
      <text:p text:style-name="code"><text:s text:c="6"/>"pub" : "ssh-ed25519 AAAAC3NzaC1lZDI1NTE5AAAAIDL9NXWMKPHfQz3FqHDUi7C29TQ6Ly/kelNQzyX9ZLXB pman@delman",</text:p>
      <text:p text:style-name="code"><text:s text:c="6"/>"rvk" : true,</text:p>
      <text:p text:style-name="code"><text:s text:c="6"/>"users" : []</text:p>
      <text:p text:style-name="code"><text:s text:c="3"/>},</text:p>
      <text:p text:style-name="code"><text:s text:c="3"/>{</text:p>
      <text:p text:style-name="code"><text:s text:c="6"/>"empreinte" : "SHA256:owi8U7FsTjIs4HLga09zfgDd7TIpDgmcS7VYFI0qUlk",</text:p>
      <text:p text:style-name="code"><text:s text:c="6"/>"idCle" : 31,</text:p>
      <text:p text:style-name="code"><text:s text:c="6"/>"idindividu" : 1,</text:p>
      <text:p text:style-name="code"><text:s text:c="6"/>"nom" : "cle 3",</text:p>
      <text:p text:style-name="code"><text:s text:c="6"/>"pub" : "ssh-rsa AAAAB3NzaC1yc2EAAAADAQABAAABAQDTGgJgd+Ge3qt/OAiTTUx3KIndDkjhMQfXhFDkbCfQIW6wb43pp9u+h22s01J91SKkLJ1GdZz4SWHzcf9u8ilO2iGK0Rmm5OAR3Fkj2V7U0k01Unw/pwCVlC6dr+Hc3lbflOpg6MC48S4ZPI7axl8QKYiL9wsbFFuEwM4rGRRhLpotL4Aoc670JwjCtEgEIeJI5nf6baFHee7u+Zz2SMMotFh8z80H6SiaSKhBdzN1fsn5knr52GdyJlX+HdDVIx+OQ7ngpo535IjSfx4bv0T279KIF4Bni9tS6HCiOoaSpD3yy9bwehomnTbAaBap63HDAT+vd8KEENkH66YSfivR manu@hplab2",</text:p>
      <text:p text:style-name="code"><text:s text:c="6"/>"rvk" : false,</text:p>
      <text:p text:style-name="code"><text:s text:c="6"/>"users" : []</text:p>
      <text:p text:style-name="code"><text:s text:c="3"/>},</text:p>
      <text:p text:style-name="code"><text:s text:c="3"/>{</text:p>
      <text:p text:style-name="code"><text:s text:c="6"/>"empreinte" : "SHA256:2WfZLSD2a3gC7J6nXwG6vydH8PO5bsZ5KJh2+SW2EN8",</text:p>
      <text:p text:style-name="code"><text:s text:c="6"/>"idCle" : 36,</text:p>
      <text:p text:style-name="code"><text:s text:c="6"/>"idindividu" : 7,</text:p>
      <text:p text:style-name="code"><text:s text:c="6"/>"nom" : "clé d'alice",</text:p>
      <text:p text:style-name="code"><text:s text:c="6"/>"pub" : "ssh-ed25519 AAAAC3NzaC1lZDI1NTE5AAAAIDkH/qC1M0RCQtFSD0k1NVZRVlZ46LxsMjktZY+0aWdj manu@delman",</text:p>
      <text:p text:style-name="code"><text:s text:c="6"/>"rvk" : false,</text:p>
      <text:p text:style-name="code"><text:s text:c="6"/>"users" : [</text:p>
      <text:p text:style-name="code"><text:s text:c="9"/>{</text:p>
      <text:p text:style-name="code"><text:s text:c="12"/>"depl<text:span text:style-name="T97">o</text:span>y" : true,</text:p>
      <text:p text:style-name="code"><text:s text:c="12"/>"idIndividu" : 7,</text:p>
      <text:p text:style-name="code"><text:s text:c="12"/>"individu" : "Alice User",</text:p>
      <text:p text:style-name="code"><text:s text:c="12"/>"loginname" : "<text:a xlink:type="simple" xlink:href="mailto:alice1@TURPAN" text:style-name="Internet_20_link" text:visited-style-name="Visited_20_Internet_20_Link">alice1</text:a><text:a xlink:type="simple" xlink:href="mailto:alice1@TURPAN" text:style-name="Internet_20_link" text:visited-style-name="Visited_20_Internet_20_Link"><text:span text:style-name="T97">@TURPAN</text:span></text:a>",</text:p>
      <text:p text:style-name="code"><text:s text:c="12"/>"projet" : "M2201<text:span text:style-name="T98">1</text:span>",</text:p>
      <text:p text:style-name="code"><text:s text:c="12"/>"mail" : "alice.user@alice.com"</text:p>
      <text:p text:style-name="code"><text:s text:c="9"/>},</text:p>
      <text:p text:style-name="code"><text:s text:c="9"/>{</text:p>
      <text:p text:style-name="code"><text:s text:c="12"/>"depl<text:span text:style-name="T98">o</text:span>y" : true,</text:p>
      <text:p text:style-name="code"><text:s text:c="12"/>"idIndividu" : 7,</text:p>
      <text:p text:style-name="code"><text:s text:c="12"/>"individu" : "Alice User",</text:p>
      <text:p text:style-name="code"><text:s text:c="12"/>"loginname" : "<text:a xlink:type="simple" xlink:href="mailto:alice2@TURPAN" text:style-name="Internet_20_link" text:visited-style-name="Visited_20_Internet_20_Link">alice2</text:a><text:a xlink:type="simple" xlink:href="mailto:alice2@TURPAN" text:style-name="Internet_20_link" text:visited-style-name="Visited_20_Internet_20_Link"><text:span text:style-name="T97">@TURPAN</text:span></text:a>",</text:p>
      <text:p text:style-name="code"><text:s text:c="12"/>"projet" : "M2201<text:span text:style-name="T98">2</text:span>"</text:p>
      <text:p text:style-name="code"><text:s text:c="12"/>"mail" : "alice.user@alice.com"</text:p>
      <text:p text:style-name="code"><text:s text:c="9"/>}</text:p>
      <text:p text:style-name="code"><text:s text:c="6"/>]</text:p>
      <text:p text:style-name="code"><text:s text:c="3"/>}</text:p>
      <text:p text:style-name="code">]</text:p>
      <text:p text:style-name="code"/>
      <text:h text:style-name="Heading_20_3" text:outline-level="3"><text:soft-page-break/>clessh/deployer - <text:span text:style-name="T63">Mésocentre vérifié</text:span></text:h>
      <text:p text:style-name="P2">Cette commande permet d’indiquer à l’application que la clé ssh a été déployée. </text:p>
      <text:h text:style-name="Heading_20_4" text:outline-level="4">Paramètres :</text:h>
      <text:p text:style-name="P3"><text:span text:style-name="Source_20_Text">loginname</text:span>, <text:span text:style-name="Source_20_Text">idIndividu</text:span>, <text:span text:style-name="Source_20_Text">projet</text:span> (tous obligatoires)</text:p>
      <text:h text:style-name="Heading_20_4" text:outline-level="4">La commande :</text:h>
      <text:p text:style-name="code">curl --netrc -X POST -d '{ "loginname": "toto@TURPAN", "idIndividu": "6543", "projet": "P1234" }' <text:span text:style-name="T55">$BASEURL</text:span>/<text:span text:style-name="T92">adminux/</text:span>clessh/deployer</text:p>
      <text:h text:style-name="P52" text:outline-level="3"><text:span text:style-name="T25">clessh/revoquer – </text:span><text:span text:style-name="T29">Mesocentre vérifié</text:span></text:h>
      <text:p text:style-name="P13"><text:span text:style-name="T65">Cette commande indique à l’application (et donc à l’individu) que sa clé ssh a été révoquée, et qu’il-elle doit en </text:span><text:span text:style-name="T66">téléverser</text:span><text:span text:style-name="T65"> une nouvelle.</text:span></text:p>
      <text:h text:style-name="Heading_20_4" text:outline-level="4">Les paramètres :</text:h>
      <text:p text:style-name="Text_20_body"><text:span text:style-name="Source_20_Text">idIndividu</text:span>, <text:span text:style-name="Source_20_Text">idCle</text:span> (tous obligatoires)</text:p>
      <text:h text:style-name="Heading_20_4" text:outline-level="4">La commande :</text:h>
      <text:p text:style-name="code">curl --netrc -X POST -d '{ "idIndividu": "6543", "idCle": "55" }' <text:span text:style-name="T55">$BASEURL</text:span>/<text:span text:style-name="T92">adminux/</text:span>clessh/revoquer</text:p>
      <text:h text:style-name="P42" text:outline-level="2">Tâches cron :</text:h>
      <text:p text:style-name="P23">Il est possible d’exécuter des tâches une fois par jour.<text:span text:style-name="T20"> </text:span></text:p>
      <text:h text:style-name="Heading_20_4" text:outline-level="4">Pas de paramètres pour cette commande</text:h>
      <text:h text:style-name="Heading_20_4" text:outline-level="4">La commande :</text:h>
      <text:p text:style-name="code">curl --netrc $BASEURL/adminux/<text:span text:style-name="T101">cron/execute</text:span></text:p>
      <text:h text:style-name="P43" text:outline-level="2">Gestion de la consommation :</text:h>
      <text:h text:style-name="P53" text:outline-level="3">La consommation journalière</text:h>
      <text:p text:style-name="P25"><text:span text:style-name="T105">Contrairement à gramc, gramc-meso ne gère pas l’historique des consommations, seulement la consommation instantanée. </text:span><text:span text:style-name="T107">Il est donc possible d’afficher la consommation du jour (en fait la dernière consommation rentrée), pas la consommation à une date donnée.</text:span></text:p>
      <text:h text:style-name="P54" text:outline-level="3"><text:span text:style-name="T28">projet/setconso</text:span> - <text:span text:style-name="T63">Mésocentre vérifié -</text:span><text:span text:style-name="T64"> </text:span><text:span text:style-name="Version">0.4.0</text:span><text:span text:style-name="T64"> </text:span></text:h>
      <text:p text:style-name="P30"><text:span text:style-name="T70">Cette commande </text:span><text:span text:style-name="T67">permet de dire à l’application le montant de la consommation instantanée.</text:span><text:span text:style-name="T70"> </text:span></text:p>
      <text:h text:style-name="P59" text:outline-level="4">Paramètres :</text:h>
      <text:p text:style-name="P30"><text:span text:style-name="Source_20_Text"><text:span text:style-name="T69">projet</text:span></text:span><text:span text:style-name="T65">, </text:span><text:span text:style-name="Source_20_Text"><text:span text:style-name="T68">serveur</text:span></text:span><text:span text:style-name="T65">, </text:span><text:span text:style-name="Source_20_Text"><text:span text:style-name="T68">ressource</text:span></text:span><text:span text:style-name="T68">, </text:span><text:span text:style-name="Source_20_Text"><text:span text:style-name="T68">conso</text:span></text:span></text:p>
      <text:p text:style-name="Text_20_body">Si ressource <text:span text:style-name="T106">vaut </text:span><text:span text:style-name="Source_20_Text"><text:span text:style-name="T106">null</text:span></text:span><text:span text:style-name="T106"> (ou n’est pas spécifiée), on considère que la ressource n’a pas de nom, et on ne prend que le nom du serveur. Sinon on utilisera le « nom complet » de la ressource. Par exemple si serveur vaut </text:span><text:span text:style-name="Source_20_Text"><text:span text:style-name="T106">TURPAN</text:span></text:span><text:span text:style-name="T106"> et ressource </text:span><text:span text:style-name="Source_20_Text"><text:span text:style-name="T106">GPU</text:span></text:span><text:span text:style-name="T106">, on considère la ressource de nom « </text:span><text:span text:style-name="Source_20_Text"><text:span text:style-name="T106">TURPAN GPU </text:span></text:span><text:span text:style-name="T106">»</text:span></text:p>
      <text:h text:style-name="P59" text:outline-level="4">La commande :</text:h>
      <text:p text:style-name="P37"><text:span text:style-name="T49">curl --netrc -X POST -d '{ "</text:span><text:span text:style-name="T77">projet</text:span><text:span text:style-name="T49">": "</text:span><text:span text:style-name="T107">M23999</text:span><text:span text:style-name="T49">", "</text:span><text:span text:style-name="T107">serveur</text:span><text:span text:style-name="T49">": "</text:span><text:span text:style-name="T107">TURPAN</text:span><text:span text:style-name="T49">", "</text:span><text:span text:style-name="T107">conso</text:span><text:span text:style-name="T49">": "</text:span><text:span text:style-name="T107">1234</text:span><text:span text:style-name="T49">" }' </text:span><text:span text:style-name="T55">$BASEURL</text:span><text:span text:style-name="T49">/</text:span><text:span text:style-name="T92">adminux/</text:span><text:span text:style-name="T107">projet</text:span><text:span text:style-name="T49">/</text:span><text:span text:style-name="T107">setconso</text:span></text:p>
      <text:p text:style-name="P31"><text:soft-page-break/><text:span text:style-name="T108">gramc-meso recherche la version active du projet demandé, et met à jour la consommation de cette version. </text:span><text:span text:style-name="T61">S’il n’y a pas de version active</text:span><text:span text:style-name="T108"> (nouveau projet, ou au contraire vieux projet non renouvelé), </text:span><text:span text:style-name="T41">la consommation</text:span><text:span text:style-name="T61"> n’est pas mise à jour </text:span><text:span text:style-name="T41">et</text:span><text:span text:style-name="T61"> une erreur est renvoyée</text:span><text:span text:style-name="T108">, car c’est le signe que quelque chose ne va pas sur le supercalculateur (on ne doit pas pouvoir calculer si son projet n’a pas de version active).</text:span></text:p>
      <text:h text:style-name="P45" text:outline-level="2">Le <text:span text:style-name="T21">processus</text:span> de création/suppression de compte :</text:h>
      <text:p text:style-name="P14">Le supercalculateur effectue deux requêtes à intervalle régulier, cela lui permet de découvrir les changements correspondant à des actions des individus :</text:p>
      <text:list xml:id="list1286599487" text:style-name="L6">
        <text:list-item>
          <text:p text:style-name="P71">Demande de nouveau login (on coche la case)</text:p>
        </text:list-item>
        <text:list-item>
          <text:p text:style-name="P71">Suppression d’un login existant (on décoche la case)</text:p>
        </text:list-item>
      </text:list>
      <text:h text:style-name="Heading_20_3" text:outline-level="3">Création de compte :</text:h>
      <text:list xml:id="list2170214017" text:style-name="L7">
        <text:list-item>
          <text:p text:style-name="P72">Le responsable de projet déclare un nouveau collaborateur, en cliquant sur les boutons <text:span text:style-name="Source_20_Text">TURPAN</text:span> et <text:span text:style-name="Source_20_Text">BOREALE</text:span></text:p>
        </text:list-item>
        <text:list-item>
          <text:p text:style-name="P72">Le supercalculateur interroge (requêtes à intervalles réguliers) gramc-meso0 avec la fonction xxxxx, et retrouve les collaborateurs (couple individu/version active) pour lesquels les flags <text:span text:style-name="Source_20_Text">login</text:span> sont à <text:span text:style-name="Source_20_Text">true</text:span>, alors qu’ils n’ont pas de nom de login (<text:span text:style-name="Source_20_Text">nologin</text:span>). Il envoie un mail aux admins sys.</text:p>
        </text:list-item>
        <text:list-item>
          <text:p text:style-name="P72">Les admins créent les comptes, et la procédure de création de compte comprend l’appel à la fonction xxx, qui informe gramc-meso0 de la création du compte</text:p>
        </text:list-item>
        <text:list-item>
          <text:p text:style-name="P72">L’utilisateur téléverse une clé ssh et associe sa clé à l’utilisateur nouvellement créé</text:p>
        </text:list-item>
        <text:list-item>
          <text:p text:style-name="P72">Le supercalculateur découvre (requete à intervalles réguliers) un couple utilisateur/clé pour lequel dply vaut false (fonction xxx), il va donc déponyer la clé et prévenir gramc que le déploiement est effecitf (fonction xxx)</text:p>
        </text:list-item>
      </text:list>
      <text:h text:style-name="Heading_20_4" text:outline-level="4">Suppression de compte <text:span text:style-name="T93">(1</text:span><text:span text:style-name="T94">er</text:span><text:span text:style-name="T93"> scénario)</text:span> :</text:h>
      <text:p text:style-name="Text_20_body"><text:span text:style-name="T88">Le responsable de projet décoche la case </text:span><text:span text:style-name="Source_20_Text"><text:span text:style-name="T11">TURPAN</text:span></text:span><text:span text:style-name="T88"> ou </text:span><text:span text:style-name="Source_20_Text"><text:span text:style-name="T79">BOREALE</text:span></text:span> d’un collaborateur, <text:span text:style-name="T93">cela provoque le passage à </text:span><text:span text:style-name="Source_20_Text"><text:span text:style-name="T93">false</text:span></text:span><text:span text:style-name="T93"> du champ </text:span><text:span text:style-name="Source_20_Text"><text:span text:style-name="T93">login</text:span></text:span></text:p>
      <text:list xml:id="list2739511479" text:style-name="L8">
        <text:list-item>
          <text:p text:style-name="P73">Le supercalculateur découvre un <text:span text:style-name="Source_20_Text">loginname</text:span> <text:span text:style-name="T93">différent de </text:span><text:span text:style-name="Source_20_Text"><text:span text:style-name="T93">nologin</text:span></text:span><text:span text:style-name="T93"> (donc correspondant à un nom d’utilisateur sur le supercalculateur), mais avec </text:span><text:span text:style-name="Source_20_Text"><text:span text:style-name="T93">login</text:span></text:span><text:span text:style-name="T93"> à </text:span><text:span text:style-name="Source_20_Text"><text:span text:style-name="T93">false </text:span></text:span><text:span text:style-name="T93">: cela signifie que cet utilisateur doit être détruit, </text:span>il va donc envoyer un mail aux admins <text:span text:style-name="T93">en ce sens.</text:span><text:span text:style-name="T60"> </text:span></text:p>
        </text:list-item>
        <text:list-item>
          <text:p text:style-name="P73">Le sysadmin détruit le compte, dans la procédure de destruction <text:span text:style-name="T87">la requête </text:span><text:span text:style-name="Source_20_Text"><text:span text:style-name="T87">ut</text:span></text:span><text:span text:style-name="Source_20_Text"><text:span text:style-name="T89">i</text:span></text:span><text:span text:style-name="Source_20_Text"><text:span text:style-name="T87">lisateurs/clearloginname</text:span></text:span><text:span text:style-name="T87"> est appelée.</text:span></text:p>
        </text:list-item>
      </text:list>
      <text:h text:style-name="P60" text:outline-level="4">Suppression de compte <text:span text:style-name="T93">(2</text:span><text:span text:style-name="T94">nd</text:span><text:span text:style-name="T93"> scénario)</text:span> :</text:h>
      <text:p text:style-name="P18"><text:span text:style-name="T88">Le responsable de projet coche la case </text:span><text:span text:style-name="Source_20_Text"><text:span text:style-name="T12">SUPPRESSION</text:span></text:span><text:span text:style-name="T88"> </text:span>d’un collaborateur <text:span text:style-name="T93">(par exemple une personne qui a terminé son contrat)</text:span>, <text:span text:style-name="T93">cela provoque le passage à </text:span><text:span text:style-name="Source_20_Text"><text:span text:style-name="T93">false</text:span></text:span><text:span text:style-name="T93"> du champ </text:span><text:span text:style-name="Source_20_Text"><text:span text:style-name="T93">deleted</text:span></text:span><text:span text:style-name="T93">.</text:span></text:p>
      <text:list xml:id="list153547611747276" text:continue-numbering="true" text:style-name="L8">
        <text:list-item>
          <text:p text:style-name="P74">Le supercalculateur découvre un <text:span text:style-name="Source_20_Text">loginname</text:span> <text:span text:style-name="T93">différent de </text:span><text:span text:style-name="Source_20_Text"><text:span text:style-name="T93">nologin</text:span></text:span><text:span text:style-name="T93"> (donc correspondant à un nom d’utilisateur sur le supercalculateur), puisque la personne ne collabore plus au projet cet utilisateur doit être détruit, </text:span>il va donc envoyer un mail aux admins <text:span text:style-name="T93">en ce sens.</text:span><text:span text:style-name="T60"> </text:span></text:p>
        </text:list-item>
        <text:list-item>
          <text:p text:style-name="P74">Le sysadmin détruit le compte, dans la procédure de destruction <text:span text:style-name="T87">la requête </text:span><text:span text:style-name="Source_20_Text"><text:span text:style-name="T87">ut</text:span></text:span><text:span text:style-name="Source_20_Text"><text:span text:style-name="T89">i</text:span></text:span><text:span text:style-name="Source_20_Text"><text:span text:style-name="T87">lisateurs/clearloginname</text:span></text:span><text:span text:style-name="T87"> est appelée.</text:span></text:p>
        </text:list-item>
      </text:list>
      <text:p text:style-name="P15"/>
      <text:h text:style-name="P44" text:outline-level="2"><text:span text:style-name="T23">Commandes</text:span> utilisables seulement en environnement DEV</text:h>
      <text:h text:style-name="P55" text:outline-level="3"><text:span text:style-name="T26">g</text:span><text:span text:style-name="T24">ramcdate/get :</text:span></text:h>
      <text:p text:style-name="P24">Cette commande permet<text:span text:style-name="T27"> de récupérer la gramcdate courante.</text:span></text:p>
      <text:h text:style-name="P61" text:outline-level="4">La commande :</text:h>
      <text:p text:style-name="P36"><text:span text:style-name="T48">curl -s --netrc -H "Content-Type: application/json" </text:span><text:span text:style-name="T102">$B</text:span><text:span text:style-name="T32">ASE</text:span><text:span text:style-name="T36">U</text:span><text:span text:style-name="T32">RL</text:span><text:span text:style-name="T48">/adminux/clessh/get</text:span></text:p>
      <text:p text:style-name="P26"/>
      <text:h text:style-name="P56" text:outline-level="3"><text:span text:style-name="T26">gramcdate/set</text:span> :</text:h>
      <text:p text:style-name="P20">Cette commande permet de fixer la « gramc date », c’est-à-dire la date utilisée par l’application. En environnement prod il s’agit de la date renvoyée par le système, en environnement dev il est possible d’ajouter un « shift » d’un nombre entier de jours, afin de simuler le temps qui passer lors du développement.</text:p>
      <text:h text:style-name="P61" text:outline-level="4">Les paramètres :</text:h>
      <text:p text:style-name="P9"><text:span text:style-name="Source_20_Text"><text:span text:style-name="T99">rel</text:span></text:span><text:span text:style-name="Source_20_Text"> </text:span>: <text:span text:style-name="Source_20_Text">false</text:span> par défaut, <text:span text:style-name="T99">le décalage est calculé par rapport à la date courante. Plusieurs appels avec le même décalage auront le même résultat qu’un seul appel.<text:line-break/>Si </text:span><text:span text:style-name="Source_20_Text"><text:span text:style-name="T99">true</text:span></text:span><text:span text:style-name="T99">, le décalage est calculé par rapport à la gramc date courante. Plusieurs appels avec le même décalage produiront à chaque fois un décalage de date supplémentaire.</text:span></text:p>
      <text:p text:style-name="P20"><text:span text:style-name="Source_20_Text">shift </text:span>: Si <text:span text:style-name="Source_20_Text">shift</text:span> vaut <text:span text:style-name="Source_20_Text">today</text:span>, on revient à la date courante (c’est-à-dire qu’on remet à zéro le décalage précédemment programmé).<text:line-break/>Si <text:span text:style-name="Source_20_Text">shift</text:span> vaut un entier supérieur à zéro, il s’agit du décalage par rapport à la date courante, compté en nombre de jours.</text:p>
      <text:p text:style-name="P22"><text:span text:style-name="Source_20_Text">cron </text:span>: <text:span text:style-name="Source_20_Text">false</text:span> par défaut, si <text:span text:style-name="Source_20_Text">true</text:span> les fonctions programmées en « cron » sont exécutées. Voir <text:line-break/><text:span text:style-name="Source_20_Text">App\GramcServices\Cron</text:span></text:p>
      <text:h text:style-name="P61" text:outline-level="4">La commande :</text:h>
      <text:p text:style-name="P36"><text:span text:style-name="T48">curl -s --netrc -H "Content-Type: application/json" -X POST -d '{ </text:span><text:span text:style-name="T100">"rel": true, </text:span><text:span text:style-name="T48">"shift": "2", "cron":"1"}' </text:span><text:span text:style-name="T32">$BASE</text:span><text:span text:style-name="T36">U</text:span><text:span text:style-name="T32">RL</text:span><text:span text:style-name="T48">/adminux/</text:span><text:span text:style-name="T78">gramcdate</text:span><text:span text:style-name="T48">/</text:span><text:span text:style-name="T109">s</text:span><text:span text:style-name="T48">et</text:span></text:p>
      <text:p text:style-name="P2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2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list-style-name="" style:class="text">
      <style:paragraph-properties fo:margin-top="0cm" fo:margin-bottom="0.247cm" loext:contextual-spacing="false" fo:line-height="100%"/>
      <style:text-properties style:font-name="Liberation Sans1" fo:font-family="'Liberation Sans'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align="center" style:justify-single-word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55cm" fo:margin-bottom="0.21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651cm" fo:margin-bottom="0.21cm" loext:contextual-spacing="false" fo:text-indent="0cm" style:auto-text-indent="false"/>
      <style:text-properties fo:font-size="80%" fo:font-weight="bold" style:font-size-asian="101%" style:font-weight-asian="bold" style:font-size-complex="101%" style:font-weight-complex="600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Liberation Sans1" fo:font-family="'Liberation Sans'" style:font-style-name="Normal" style:font-family-generic="swiss" style:font-pitch="variable" fo:font-size="9pt" style:font-size-asian="10pt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cm" fo:margin-right="0cm" fo:margin-top="0.212cm" fo:margin-bottom="0.212cm" loext:contextual-spacing="false" fo:text-indent="0cm" style:auto-text-indent="false"/>
      <style:text-properties fo:font-size="80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List_20_1" style:display-name="List 1" style:family="paragraph" style:parent-style-name="List" style:class="list" style:master-page-name="">
      <style:paragraph-properties fo:margin-left="0.635cm" fo:margin-right="0cm" fo:margin-top="0cm" fo:margin-bottom="0.101cm" loext:contextual-spacing="false" fo:line-height="110%" fo:text-align="start" style:justify-single-word="false" fo:text-indent="-0.635cm" style:auto-text-indent="false" style:page-number="auto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de" style:family="paragraph" style:parent-style-name="Preformatted_20_Text" style:master-page-name="">
      <loext:graphic-properties draw:fill="solid" draw:fill-color="#eeeeee" draw:fill-image-width="0cm" draw:fill-image-height="0cm"/>
      <style:paragraph-properties fo:keep-together="always" fo:orphans="0" fo:widows="0" style:page-number="auto" fo:background-color="#eeeeee"/>
      <style:text-properties fo:font-weight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Menu" style:family="text" style:parent-style-name="Visited_20_Internet_20_Link">
      <style:text-properties style:use-window-font-color="true" fo:font-style="italic" style:text-underline-style="none" fo:font-weight="bold" style:font-size-asian="10.5pt" loext:padding="0.049cm" loext:border="0.06pt solid #000000" loext:shadow="#808080 0.071cm 0.071cm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fo:font-weight="bold" style:font-name-asian="Nimbus Mono L" style:font-family-asian="'Nimbus Mono L'" style:font-family-generic-asian="modern" style:font-pitch-asian="fixed" style:font-size-asian="10.5pt" style:font-name-complex="Liberation Mono" style:font-family-complex="'Liberation Mono'" style:font-family-generic-complex="modern" style:font-pitch-complex="fixed"/>
    </style:style>
    <style:style style:name="DEV" style:family="text" style:parent-style-name="Menu">
      <style:text-properties fo:font-style="normal" fo:font-weight="normal" style:font-size-asian="10.5pt" loext:shadow="#808080 -0.071cm -0.071cm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Teletype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ode" style:family="text" style:parent-style-name="Source_20_Text">
      <style:text-properties fo:font-size="10pt" style:font-size-asian="10.5pt"/>
    </style:style>
    <style:style style:name="Version" style:family="text">
      <style:text-properties fo:color="#fc5c00" style:text-line-through-style="none" style:text-line-through-type="none" style:font-name="Liberation Sans1" fo:font-family="'Liberation Sans'" style:font-style-name="Normal" style:font-family-generic="swiss" style:font-pitch="variable" fo:font-size="10pt" fo:font-style="italic" style:text-underline-style="solid" style:text-underline-width="bold" style:text-underline-color="font-color" fo:font-weight="bold" officeooo:rsid="00afd8b0" style:font-size-asian="10.5pt" style:font-style-asian="italic" style:font-weight-asian="bold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3-11T12:03:07.115785501</meta:creation-date>
    <dc:date>2023-03-21T15:35:46.250840155</dc:date>
    <meta:editing-duration>P1DT22H20M36S</meta:editing-duration>
    <meta:editing-cycles>89</meta:editing-cycles>
    <meta:generator>LibreOffice/6.4.7.2$Linux_X86_64 LibreOffice_project/40$Build-2</meta:generator>
    <dc:creator>Emmanuel Courcelle</dc:creator>
    <meta:document-statistic meta:table-count="0" meta:image-count="0" meta:object-count="0" meta:page-count="11" meta:paragraph-count="363" meta:word-count="2517" meta:character-count="18961" meta:non-whitespace-character-count="14257"/>
  </office:meta>
</office:document-meta>
</file>